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23">
            <text:p>22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75">
            <text:p>27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89">
            <text:p>48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966">
            <text:p>2196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786">
            <text:p>2678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8820">
            <text:p>288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9">
            <text:p>2021-03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15)">
            <text:p>(0.82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398">
            <text:p>10398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8.5">
            <text:p>-8.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0817464897095595">
            <text:p>-0.0008174649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7140182627927">
            <text:p>0.99714018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543">
            <text:p>7543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74.75">
            <text:p>74.7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990985019223121">
            <text:p>0.0099098502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3487695772924">
            <text:p>1.0348769577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48">
            <text:p>7248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75.625">
            <text:p>175.625</text:p>
          </table:table-cell>
          <table:table-cell office:value-type="float" office:value="-134.5">
            <text:p>-134.5</text:p>
          </table:table-cell>
          <table:table-cell office:value-type="float" office:value="-173">
            <text:p>-173</text:p>
          </table:table-cell>
          <table:table-cell office:value-type="float" office:value="0.0242308222958057">
            <text:p>0.0242308223</text:p>
          </table:table-cell>
          <table:table-cell office:value-type="float" office:value="-0.0133287087503716">
            <text:p>-0.0133287088</text:p>
          </table:table-cell>
          <table:table-cell office:value-type="float" office:value="-0.0126305030298606">
            <text:p>-0.012630503</text:p>
          </table:table-cell>
          <table:table-cell office:value-type="float" office:value="1.08595865822362">
            <text:p>1.0859586582</text:p>
          </table:table-cell>
          <table:table-cell office:value-type="float" office:value="0.953697722148526">
            <text:p>0.9536977221</text:p>
          </table:table-cell>
          <table:table-cell office:value-type="float" office:value="0.956105917424791">
            <text:p>0.9561059174</text:p>
          </table:table-cell>
          <table:table-cell office:value-type="float" office:value="28.9512021359248">
            <text:p>28.951202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326">
            <text:p>7326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46.5">
            <text:p>46.5</text:p>
          </table:table-cell>
          <table:table-cell office:value-type="float" office:value="-81.875">
            <text:p>-81.875</text:p>
          </table:table-cell>
          <table:table-cell office:value-type="float" office:value="-139.25">
            <text:p>-139.25</text:p>
          </table:table-cell>
          <table:table-cell office:value-type="float" office:value="0.00634725634725635">
            <text:p>0.0063472563</text:p>
          </table:table-cell>
          <table:table-cell office:value-type="float" office:value="-0.00816626770396968">
            <text:p>-0.0081662677</text:p>
          </table:table-cell>
          <table:table-cell office:value-type="float" office:value="-0.00937268627582958">
            <text:p>-0.0093726863</text:p>
          </table:table-cell>
          <table:table-cell office:value-type="float" office:value="1.02229436103515">
            <text:p>1.022294361</text:p>
          </table:table-cell>
          <table:table-cell office:value-type="float" office:value="0.971548771375403">
            <text:p>0.9715487714</text:p>
          </table:table-cell>
          <table:table-cell office:value-type="float" office:value="0.967367778640726">
            <text:p>0.967367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433">
            <text:p>7433</text:p>
          </table:table-cell>
          <table:table-cell office:value-type="float" office:value="9696">
            <text:p>9696</text:p>
          </table:table-cell>
          <table:table-cell office:value-type="float" office:value="13888">
            <text:p>13888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-26.625">
            <text:p>-26.625</text:p>
          </table:table-cell>
          <table:table-cell office:value-type="float" office:value="0.00417059060944437">
            <text:p>0.0041705906</text:p>
          </table:table-cell>
          <table:table-cell office:value-type="float" office:value="0.00979785478547855">
            <text:p>0.0097978548</text:p>
          </table:table-cell>
          <table:table-cell office:value-type="float" office:value="-0.00191712269585253">
            <text:p>-0.0019171227</text:p>
          </table:table-cell>
          <table:table-cell office:value-type="float" office:value="1.01463115903208">
            <text:p>1.014631159</text:p>
          </table:table-cell>
          <table:table-cell office:value-type="float" office:value="1.03448064774763">
            <text:p>1.0344806477</text:p>
          </table:table-cell>
          <table:table-cell office:value-type="float" office:value="0.993297274269001">
            <text:p>0.9932972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468">
            <text:p>7468</text:p>
          </table:table-cell>
          <table:table-cell office:value-type="float" office:value="9833">
            <text:p>9833</text:p>
          </table:table-cell>
          <table:table-cell office:value-type="float" office:value="14439">
            <text:p>14439</text:p>
          </table:table-cell>
          <table:table-cell office:value-type="float" office:value="91.75">
            <text:p>91.75</text:p>
          </table:table-cell>
          <table:table-cell office:value-type="float" office:value="110.625">
            <text:p>110.625</text:p>
          </table:table-cell>
          <table:table-cell office:value-type="float" office:value="251.125">
            <text:p>251.125</text:p>
          </table:table-cell>
          <table:table-cell office:value-type="float" office:value="0.0122857525441885">
            <text:p>0.0122857525</text:p>
          </table:table-cell>
          <table:table-cell office:value-type="float" office:value="0.01125038136886">
            <text:p>0.0112503814</text:p>
          </table:table-cell>
          <table:table-cell office:value-type="float" office:value="0.0173921324191426">
            <text:p>0.0173921324</text:p>
          </table:table-cell>
          <table:table-cell office:value-type="float" office:value="1.04329597574719">
            <text:p>1.0432959757</text:p>
          </table:table-cell>
          <table:table-cell office:value-type="float" office:value="1.03962441410966">
            <text:p>1.0396244141</text:p>
          </table:table-cell>
          <table:table-cell office:value-type="float" office:value="1.06146533655637">
            <text:p>1.0614653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48">
            <text:p>7248</text:p>
          </table:table-cell>
          <table:table-cell office:value-type="float" office:value="10235">
            <text:p>10235</text:p>
          </table:table-cell>
          <table:table-cell office:value-type="float" office:value="15732">
            <text:p>15732</text:p>
          </table:table-cell>
          <table:table-cell office:value-type="float" office:value="175.625">
            <text:p>175.625</text:p>
          </table:table-cell>
          <table:table-cell office:value-type="float" office:value="-91.25">
            <text:p>-91.25</text:p>
          </table:table-cell>
          <table:table-cell office:value-type="float" office:value="256.875">
            <text:p>256.875</text:p>
          </table:table-cell>
          <table:table-cell office:value-type="float" office:value="0.0242308222958057">
            <text:p>0.0242308223</text:p>
          </table:table-cell>
          <table:table-cell office:value-type="float" office:value="-0.00891548607718613">
            <text:p>-0.0089154861</text:p>
          </table:table-cell>
          <table:table-cell office:value-type="float" office:value="0.0163281845919146">
            <text:p>0.0163281846</text:p>
          </table:table-cell>
          <table:table-cell office:value-type="float" office:value="1.08595865822362">
            <text:p>1.0859586582</text:p>
          </table:table-cell>
          <table:table-cell office:value-type="float" office:value="0.968951591078154">
            <text:p>0.9689515911</text:p>
          </table:table-cell>
          <table:table-cell office:value-type="float" office:value="1.05767120091135">
            <text:p>1.0576712009</text:p>
          </table:table-cell>
          <table:table-cell office:value-type="float" office:value="28.9512021359248">
            <text:p>28.951202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0">
            <text:p>390</text:p>
          </table:table-cell>
          <table:table-cell office:value-type="float" office:value="7346">
            <text:p>7346</text:p>
          </table:table-cell>
          <table:table-cell office:value-type="float" office:value="10996">
            <text:p>10996</text:p>
          </table:table-cell>
          <table:table-cell office:value-type="float" office:value="15171">
            <text:p>15171</text:p>
          </table:table-cell>
          <table:table-cell office:value-type="float" office:value="-4.375">
            <text:p>-4.375</text:p>
          </table:table-cell>
          <table:table-cell office:value-type="float" office:value="-88">
            <text:p>-88</text:p>
          </table:table-cell>
          <table:table-cell office:value-type="float" office:value="295.875">
            <text:p>295.875</text:p>
          </table:table-cell>
          <table:table-cell office:value-type="float" office:value="-0.000595562210726926">
            <text:p>-0.0005955622</text:p>
          </table:table-cell>
          <table:table-cell office:value-type="float" office:value="-0.00800291014914514">
            <text:p>-0.0080029101</text:p>
          </table:table-cell>
          <table:table-cell office:value-type="float" office:value="0.0195026695669369">
            <text:p>0.0195026696</text:p>
          </table:table-cell>
          <table:table-cell office:value-type="float" office:value="0.997916227463376">
            <text:p>0.9979162275</text:p>
          </table:table-cell>
          <table:table-cell office:value-type="float" office:value="0.972115345756868">
            <text:p>0.9721153458</text:p>
          </table:table-cell>
          <table:table-cell office:value-type="float" office:value="1.06900483755994">
            <text:p>1.06900483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335">
            <text:p>7335</text:p>
          </table:table-cell>
          <table:table-cell office:value-type="float" office:value="10343">
            <text:p>10343</text:p>
          </table:table-cell>
          <table:table-cell office:value-type="float" office:value="14647">
            <text:p>14647</text:p>
          </table:table-cell>
          <table:table-cell office:value-type="float" office:value="42.5">
            <text:p>42.5</text:p>
          </table:table-cell>
          <table:table-cell office:value-type="float" office:value="26">
            <text:p>26</text:p>
          </table:table-cell>
          <table:table-cell office:value-type="float" office:value="512.875">
            <text:p>512.875</text:p>
          </table:table-cell>
          <table:table-cell office:value-type="float" office:value="0.00579413769597819">
            <text:p>0.0057941377</text:p>
          </table:table-cell>
          <table:table-cell office:value-type="float" office:value="0.00251377743401334">
            <text:p>0.0025137774</text:p>
          </table:table-cell>
          <table:table-cell office:value-type="float" office:value="0.0350157028743087">
            <text:p>0.0350157029</text:p>
          </table:table-cell>
          <table:table-cell office:value-type="float" office:value="1.02034528311794">
            <text:p>1.0203452831</text:p>
          </table:table-cell>
          <table:table-cell office:value-type="float" office:value="1.00881060640994">
            <text:p>1.0088106064</text:p>
          </table:table-cell>
          <table:table-cell office:value-type="float" office:value="1.12495811497773">
            <text:p>1.12495811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399095653165">
            <text:p>20.139909565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578">
            <text:p>7578</text:p>
          </table:table-cell>
          <table:table-cell office:value-type="float" office:value="10600">
            <text:p>10600</text:p>
          </table:table-cell>
          <table:table-cell office:value-type="float" office:value="15180">
            <text:p>15180</text:p>
          </table:table-cell>
          <table:table-cell office:value-type="float" office:value="84.125">
            <text:p>84.125</text:p>
          </table:table-cell>
          <table:table-cell office:value-type="float" office:value="195.5">
            <text:p>195.5</text:p>
          </table:table-cell>
          <table:table-cell office:value-type="float" office:value="433">
            <text:p>433</text:p>
          </table:table-cell>
          <table:table-cell office:value-type="float" office:value="0.011101214040644">
            <text:p>0.011101214</text:p>
          </table:table-cell>
          <table:table-cell office:value-type="float" office:value="0.0184433962264151">
            <text:p>0.0184433962</text:p>
          </table:table-cell>
          <table:table-cell office:value-type="float" office:value="0.0285243741765481">
            <text:p>0.0285243742</text:p>
          </table:table-cell>
          <table:table-cell office:value-type="float" office:value="1.03909579357048">
            <text:p>1.0390957936</text:p>
          </table:table-cell>
          <table:table-cell office:value-type="float" office:value="1.06521859816661">
            <text:p>1.0652185982</text:p>
          </table:table-cell>
          <table:table-cell office:value-type="float" office:value="1.10143004386536">
            <text:p>1.1014300439</text:p>
          </table:table-cell>
          <table:table-cell table:number-columns-repeated="2" office:value-type="float" office:value="0">
            <text:p>0</text:p>
          </table:table-cell>
          <table:table-cell office:value-type="float" office:value="24.6451204052302">
            <text:p>24.645120405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346">
            <text:p>7346</text:p>
          </table:table-cell>
          <table:table-cell office:value-type="float" office:value="11232">
            <text:p>11232</text:p>
          </table:table-cell>
          <table:table-cell office:value-type="float" office:value="15732">
            <text:p>15732</text:p>
          </table:table-cell>
          <table:table-cell office:value-type="float" office:value="110">
            <text:p>110</text:p>
          </table:table-cell>
          <table:table-cell office:value-type="float" office:value="115.125">
            <text:p>115.125</text:p>
          </table:table-cell>
          <table:table-cell office:value-type="float" office:value="285.125">
            <text:p>285.125</text:p>
          </table:table-cell>
          <table:table-cell office:value-type="float" office:value="0.0149741355839913">
            <text:p>0.0149741356</text:p>
          </table:table-cell>
          <table:table-cell office:value-type="float" office:value="0.0102497329059829">
            <text:p>0.0102497329</text:p>
          </table:table-cell>
          <table:table-cell office:value-type="float" office:value="0.0181238876175947">
            <text:p>0.0181238876</text:p>
          </table:table-cell>
          <table:table-cell office:value-type="float" office:value="1.05284895502749">
            <text:p>1.052848955</text:p>
          </table:table-cell>
          <table:table-cell office:value-type="float" office:value="1.03607997693924">
            <text:p>1.0360799769</text:p>
          </table:table-cell>
          <table:table-cell office:value-type="float" office:value="1.06407741825424">
            <text:p>1.06407741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378">
            <text:p>7378</text:p>
          </table:table-cell>
          <table:table-cell office:value-type="float" office:value="11138">
            <text:p>11138</text:p>
          </table:table-cell>
          <table:table-cell office:value-type="float" office:value="15437">
            <text:p>15437</text:p>
          </table:table-cell>
          <table:table-cell office:value-type="float" office:value="54.625">
            <text:p>54.625</text:p>
          </table:table-cell>
          <table:table-cell office:value-type="float" office:value="-49.375">
            <text:p>-49.375</text:p>
          </table:table-cell>
          <table:table-cell office:value-type="float" office:value="307.875">
            <text:p>307.875</text:p>
          </table:table-cell>
          <table:table-cell office:value-type="float" office:value="0.00740376795879642">
            <text:p>0.007403768</text:p>
          </table:table-cell>
          <table:table-cell office:value-type="float" office:value="-0.00443302208655055">
            <text:p>-0.0044330221</text:p>
          </table:table-cell>
          <table:table-cell office:value-type="float" office:value="0.019943965796463">
            <text:p>0.0199439658</text:p>
          </table:table-cell>
          <table:table-cell office:value-type="float" office:value="1.02602062678456">
            <text:p>1.0260206268</text:p>
          </table:table-cell>
          <table:table-cell office:value-type="float" office:value="0.98452293999932">
            <text:p>0.98452294</text:p>
          </table:table-cell>
          <table:table-cell office:value-type="float" office:value="1.07058349336013">
            <text:p>1.0705834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335">
            <text:p>7335</text:p>
          </table:table-cell>
          <table:table-cell office:value-type="float" office:value="10930">
            <text:p>10930</text:p>
          </table:table-cell>
          <table:table-cell office:value-type="float" office:value="16757">
            <text:p>16757</text:p>
          </table:table-cell>
          <table:table-cell office:value-type="float" office:value="42.5">
            <text:p>42.5</text:p>
          </table:table-cell>
          <table:table-cell office:value-type="float" office:value="329.375">
            <text:p>329.375</text:p>
          </table:table-cell>
          <table:table-cell office:value-type="float" office:value="10.75">
            <text:p>10.75</text:p>
          </table:table-cell>
          <table:table-cell office:value-type="float" office:value="0.00579413769597819">
            <text:p>0.0057941377</text:p>
          </table:table-cell>
          <table:table-cell office:value-type="float" office:value="0.0301349496797804">
            <text:p>0.0301349497</text:p>
          </table:table-cell>
          <table:table-cell office:value-type="float" office:value="0.00064152294563466">
            <text:p>0.0006415229</text:p>
          </table:table-cell>
          <table:table-cell office:value-type="float" office:value="1.02034528311794">
            <text:p>1.0203452831</text:p>
          </table:table-cell>
          <table:table-cell office:value-type="float" office:value="1.10725222965595">
            <text:p>1.1072522297</text:p>
          </table:table-cell>
          <table:table-cell office:value-type="float" office:value="1.00224613695103">
            <text:p>1.002246137</text:p>
          </table:table-cell>
          <table:table-cell office:value-type="float" office:value="0">
            <text:p>0</text:p>
          </table:table-cell>
          <table:table-cell office:value-type="float" office:value="23.3462967929749">
            <text:p>23.346296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110">
            <text:p>8110</text:p>
          </table:table-cell>
          <table:table-cell office:value-type="float" office:value="11018">
            <text:p>11018</text:p>
          </table:table-cell>
          <table:table-cell office:value-type="float" office:value="17637">
            <text:p>17637</text:p>
          </table:table-cell>
          <table:table-cell office:value-type="float" office:value="146">
            <text:p>146</text:p>
          </table:table-cell>
          <table:table-cell office:value-type="float" office:value="310.5">
            <text:p>310.5</text:p>
          </table:table-cell>
          <table:table-cell office:value-type="float" office:value="-36.625">
            <text:p>-36.625</text:p>
          </table:table-cell>
          <table:table-cell office:value-type="float" office:value="0.0180024660912454">
            <text:p>0.0180024661</text:p>
          </table:table-cell>
          <table:table-cell office:value-type="float" office:value="0.0281811581049192">
            <text:p>0.0281811581</text:p>
          </table:table-cell>
          <table:table-cell office:value-type="float" office:value="-0.00207660032885411">
            <text:p>-0.0020766003</text:p>
          </table:table-cell>
          <table:table-cell office:value-type="float" office:value="1.06364384533868">
            <text:p>1.0636438453</text:p>
          </table:table-cell>
          <table:table-cell office:value-type="float" office:value="1.1001906416046">
            <text:p>1.1001906416</text:p>
          </table:table-cell>
          <table:table-cell office:value-type="float" office:value="0.992740350896105">
            <text:p>0.9927403509</text:p>
          </table:table-cell>
          <table:table-cell office:value-type="float" office:value="0">
            <text:p>0</text:p>
          </table:table-cell>
          <table:table-cell office:value-type="float" office:value="24.9410895272036">
            <text:p>24.9410895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680">
            <text:p>8680</text:p>
          </table:table-cell>
          <table:table-cell office:value-type="float" office:value="11690">
            <text:p>11690</text:p>
          </table:table-cell>
          <table:table-cell office:value-type="float" office:value="16756">
            <text:p>16756</text:p>
          </table:table-cell>
          <table:table-cell office:value-type="float" office:value="119.125">
            <text:p>119.125</text:p>
          </table:table-cell>
          <table:table-cell office:value-type="float" office:value="215.5">
            <text:p>215.5</text:p>
          </table:table-cell>
          <table:table-cell office:value-type="float" office:value="17">
            <text:p>17</text:p>
          </table:table-cell>
          <table:table-cell office:value-type="float" office:value="0.0137240783410138">
            <text:p>0.0137240783</text:p>
          </table:table-cell>
          <table:table-cell office:value-type="float" office:value="0.0184345594525235">
            <text:p>0.0184345595</text:p>
          </table:table-cell>
          <table:table-cell office:value-type="float" office:value="0.00101456194795894">
            <text:p>0.0010145619</text:p>
          </table:table-cell>
          <table:table-cell office:value-type="float" office:value="1.04840344083312">
            <text:p>1.0484034408</text:p>
          </table:table-cell>
          <table:table-cell office:value-type="float" office:value="1.06518703072896">
            <text:p>1.0651870307</text:p>
          </table:table-cell>
          <table:table-cell office:value-type="float" office:value="1.00355298431631">
            <text:p>1.00355298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714">
            <text:p>8714</text:p>
          </table:table-cell>
          <table:table-cell office:value-type="float" office:value="11147">
            <text:p>11147</text:p>
          </table:table-cell>
          <table:table-cell office:value-type="float" office:value="15437">
            <text:p>15437</text:p>
          </table:table-cell>
          <table:table-cell office:value-type="float" office:value="117.75">
            <text:p>117.75</text:p>
          </table:table-cell>
          <table:table-cell office:value-type="float" office:value="-68.125">
            <text:p>-68.125</text:p>
          </table:table-cell>
          <table:table-cell office:value-type="float" office:value="307.875">
            <text:p>307.875</text:p>
          </table:table-cell>
          <table:table-cell office:value-type="float" office:value="0.0135127381225614">
            <text:p>0.0135127381</text:p>
          </table:table-cell>
          <table:table-cell office:value-type="float" office:value="-0.00611150982327084">
            <text:p>-0.0061115098</text:p>
          </table:table-cell>
          <table:table-cell office:value-type="float" office:value="0.019943965796463">
            <text:p>0.0199439658</text:p>
          </table:table-cell>
          <table:table-cell office:value-type="float" office:value="1.04765246784844">
            <text:p>1.0476524678</text:p>
          </table:table-cell>
          <table:table-cell office:value-type="float" office:value="0.978682922701099">
            <text:p>0.9786829227</text:p>
          </table:table-cell>
          <table:table-cell office:value-type="float" office:value="1.07058349336013">
            <text:p>1.0705834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8338">
            <text:p>8338</text:p>
          </table:table-cell>
          <table:table-cell office:value-type="float" office:value="10930">
            <text:p>10930</text:p>
          </table:table-cell>
          <table:table-cell office:value-type="float" office:value="16384">
            <text:p>16384</text:p>
          </table:table-cell>
          <table:table-cell office:value-type="float" office:value="134.25">
            <text:p>134.25</text:p>
          </table:table-cell>
          <table:table-cell office:value-type="float" office:value="329.375">
            <text:p>329.375</text:p>
          </table:table-cell>
          <table:table-cell office:value-type="float" office:value="-74.875">
            <text:p>-74.875</text:p>
          </table:table-cell>
          <table:table-cell office:value-type="float" office:value="0.0161009834492684">
            <text:p>0.0161009834</text:p>
          </table:table-cell>
          <table:table-cell office:value-type="float" office:value="0.0301349496797804">
            <text:p>0.0301349497</text:p>
          </table:table-cell>
          <table:table-cell office:value-type="float" office:value="-0.00457000732421875">
            <text:p>-0.0045700073</text:p>
          </table:table-cell>
          <table:table-cell office:value-type="float" office:value="1.05686155574179">
            <text:p>1.0568615557</text:p>
          </table:table-cell>
          <table:table-cell office:value-type="float" office:value="1.10725222965595">
            <text:p>1.1072522297</text:p>
          </table:table-cell>
          <table:table-cell office:value-type="float" office:value="0.984045908900443">
            <text:p>0.9840459089</text:p>
          </table:table-cell>
          <table:table-cell office:value-type="float" office:value="0">
            <text:p>0</text:p>
          </table:table-cell>
          <table:table-cell office:value-type="float" office:value="23.3462967929749">
            <text:p>23.346296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36">
            <text:p>336</text:p>
          </table:table-cell>
          <table:table-cell office:value-type="float" office:value="8268">
            <text:p>8268</text:p>
          </table:table-cell>
          <table:table-cell office:value-type="float" office:value="11008">
            <text:p>11008</text:p>
          </table:table-cell>
          <table:table-cell office:value-type="float" office:value="17620">
            <text:p>17620</text:p>
          </table:table-cell>
          <table:table-cell office:value-type="float" office:value="27.875">
            <text:p>27.875</text:p>
          </table:table-cell>
          <table:table-cell office:value-type="float" office:value="307.25">
            <text:p>307.25</text:p>
          </table:table-cell>
          <table:table-cell office:value-type="float" office:value="-99.875">
            <text:p>-99.875</text:p>
          </table:table-cell>
          <table:table-cell office:value-type="float" office:value="0.0033714320270924">
            <text:p>0.003371432</text:p>
          </table:table-cell>
          <table:table-cell office:value-type="float" office:value="0.0279115188953488">
            <text:p>0.0279115189</text:p>
          </table:table-cell>
          <table:table-cell office:value-type="float" office:value="-0.00566827468785471">
            <text:p>-0.0056682747</text:p>
          </table:table-cell>
          <table:table-cell office:value-type="float" office:value="1.01182229054049">
            <text:p>1.0118222905</text:p>
          </table:table-cell>
          <table:table-cell office:value-type="float" office:value="1.09921725979233">
            <text:p>1.0992172598</text:p>
          </table:table-cell>
          <table:table-cell office:value-type="float" office:value="0.980224012094865">
            <text:p>0.9802240121</text:p>
          </table:table-cell>
          <table:table-cell office:value-type="float" office:value="0">
            <text:p>0</text:p>
          </table:table-cell>
          <table:table-cell office:value-type="float" office:value="25.1787154891369">
            <text:p>25.17871548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0">
            <text:p>340</text:p>
          </table:table-cell>
          <table:table-cell office:value-type="float" office:value="8678">
            <text:p>8678</text:p>
          </table:table-cell>
          <table:table-cell office:value-type="float" office:value="11220">
            <text:p>11220</text:p>
          </table:table-cell>
          <table:table-cell office:value-type="float" office:value="16846">
            <text:p>16846</text:p>
          </table:table-cell>
          <table:table-cell office:value-type="float" office:value="-127.125">
            <text:p>-127.125</text:p>
          </table:table-cell>
          <table:table-cell office:value-type="float" office:value="57.25">
            <text:p>57.25</text:p>
          </table:table-cell>
          <table:table-cell office:value-type="float" office:value="21.75">
            <text:p>21.75</text:p>
          </table:table-cell>
          <table:table-cell office:value-type="float" office:value="-0.0146491126987785">
            <text:p>-0.0146491127</text:p>
          </table:table-cell>
          <table:table-cell office:value-type="float" office:value="0.00510249554367201">
            <text:p>0.0051024955</text:p>
          </table:table-cell>
          <table:table-cell office:value-type="float" office:value="0.00129110768134869">
            <text:p>0.0012911077</text:p>
          </table:table-cell>
          <table:table-cell office:value-type="float" office:value="0.949148714699884">
            <text:p>0.9491487147</text:p>
          </table:table-cell>
          <table:table-cell office:value-type="float" office:value="1.01790976390597">
            <text:p>1.0179097639</text:p>
          </table:table-cell>
          <table:table-cell office:value-type="float" office:value="1.00452214412445">
            <text:p>1.0045221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42">
            <text:p>442</text:p>
          </table:table-cell>
          <table:table-cell office:value-type="float" office:value="8640">
            <text:p>8640</text:p>
          </table:table-cell>
          <table:table-cell office:value-type="float" office:value="11147">
            <text:p>11147</text:p>
          </table:table-cell>
          <table:table-cell office:value-type="float" office:value="16485">
            <text:p>16485</text:p>
          </table:table-cell>
          <table:table-cell office:value-type="float" office:value="72.625">
            <text:p>72.625</text:p>
          </table:table-cell>
          <table:table-cell office:value-type="float" office:value="-68.125">
            <text:p>-68.125</text:p>
          </table:table-cell>
          <table:table-cell office:value-type="float" office:value="143.25">
            <text:p>143.25</text:p>
          </table:table-cell>
          <table:table-cell office:value-type="float" office:value="0.0084056712962963">
            <text:p>0.0084056713</text:p>
          </table:table-cell>
          <table:table-cell office:value-type="float" office:value="-0.00611150982327084">
            <text:p>-0.0061115098</text:p>
          </table:table-cell>
          <table:table-cell office:value-type="float" office:value="0.00868971792538671">
            <text:p>0.0086897179</text:p>
          </table:table-cell>
          <table:table-cell office:value-type="float" office:value="1.02955833394452">
            <text:p>1.0295583339</text:p>
          </table:table-cell>
          <table:table-cell office:value-type="float" office:value="0.978682922701099">
            <text:p>0.9786829227</text:p>
          </table:table-cell>
          <table:table-cell office:value-type="float" office:value="1.03056201468619">
            <text:p>1.03056201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1742">
            <text:p>11742</text:p>
          </table:table-cell>
          <table:table-cell office:value-type="float" office:value="18794">
            <text:p>18794</text:p>
          </table:table-cell>
          <table:table-cell office:value-type="float" office:value="122.25">
            <text:p>122.25</text:p>
          </table:table-cell>
          <table:table-cell office:value-type="float" office:value="-101.875">
            <text:p>-101.875</text:p>
          </table:table-cell>
          <table:table-cell office:value-type="float" office:value="121.25">
            <text:p>121.25</text:p>
          </table:table-cell>
          <table:table-cell office:value-type="float" office:value="0.0148722627737226">
            <text:p>0.0148722628</text:p>
          </table:table-cell>
          <table:table-cell office:value-type="float" office:value="-0.00867611991142906">
            <text:p>-0.0086761199</text:p>
          </table:table-cell>
          <table:table-cell office:value-type="float" office:value="0.00645152708311163">
            <text:p>0.0064515271</text:p>
          </table:table-cell>
          <table:table-cell office:value-type="float" office:value="1.05248644074005">
            <text:p>1.0524864407</text:p>
          </table:table-cell>
          <table:table-cell office:value-type="float" office:value="0.969781119421165">
            <text:p>0.9697811194</text:p>
          </table:table-cell>
          <table:table-cell office:value-type="float" office:value="1.02266192430623">
            <text:p>1.0226619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954">
            <text:p>7954</text:p>
          </table:table-cell>
          <table:table-cell office:value-type="float" office:value="12492">
            <text:p>12492</text:p>
          </table:table-cell>
          <table:table-cell office:value-type="float" office:value="17892">
            <text:p>17892</text:p>
          </table:table-cell>
          <table:table-cell office:value-type="float" office:value="-121">
            <text:p>-121</text:p>
          </table:table-cell>
          <table:table-cell office:value-type="float" office:value="-84.875">
            <text:p>-84.875</text:p>
          </table:table-cell>
          <table:table-cell office:value-type="float" office:value="146.5">
            <text:p>146.5</text:p>
          </table:table-cell>
          <table:table-cell office:value-type="float" office:value="-0.015212471712346">
            <text:p>-0.0152124717</text:p>
          </table:table-cell>
          <table:table-cell office:value-type="float" office:value="-0.0067943483829651">
            <text:p>-0.0067943484</text:p>
          </table:table-cell>
          <table:table-cell office:value-type="float" office:value="0.00818801699083389">
            <text:p>0.008188017</text:p>
          </table:table-cell>
          <table:table-cell office:value-type="float" office:value="0.947209930826163">
            <text:p>0.9472099308</text:p>
          </table:table-cell>
          <table:table-cell office:value-type="float" office:value="0.976310260472722">
            <text:p>0.9763102605</text:p>
          </table:table-cell>
          <table:table-cell office:value-type="float" office:value="1.02878946496751">
            <text:p>1.028789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8505">
            <text:p>8505</text:p>
          </table:table-cell>
          <table:table-cell office:value-type="float" office:value="11720">
            <text:p>11720</text:p>
          </table:table-cell>
          <table:table-cell office:value-type="float" office:value="16500">
            <text:p>16500</text:p>
          </table:table-cell>
          <table:table-cell office:value-type="float" office:value="-116.25">
            <text:p>-116.25</text:p>
          </table:table-cell>
          <table:table-cell office:value-type="float" office:value="332.25">
            <text:p>332.25</text:p>
          </table:table-cell>
          <table:table-cell office:value-type="float" office:value="-34.25">
            <text:p>-34.25</text:p>
          </table:table-cell>
          <table:table-cell office:value-type="float" office:value="-0.013668430335097">
            <text:p>-0.0136684303</text:p>
          </table:table-cell>
          <table:table-cell office:value-type="float" office:value="0.028348976109215">
            <text:p>0.0283489761</text:p>
          </table:table-cell>
          <table:table-cell office:value-type="float" office:value="-0.00207575757575758">
            <text:p>-0.0020757576</text:p>
          </table:table-cell>
          <table:table-cell office:value-type="float" office:value="0.952526672763298">
            <text:p>0.9525266728</text:p>
          </table:table-cell>
          <table:table-cell office:value-type="float" office:value="1.10079659869728">
            <text:p>1.1007965987</text:p>
          </table:table-cell>
          <table:table-cell office:value-type="float" office:value="0.992743293673095">
            <text:p>0.9927432937</text:p>
          </table:table-cell>
          <table:table-cell office:value-type="float" office:value="0">
            <text:p>0</text:p>
          </table:table-cell>
          <table:table-cell office:value-type="float" office:value="24.7954779468486">
            <text:p>24.7954779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645">
            <text:p>11645</text:p>
          </table:table-cell>
          <table:table-cell office:value-type="float" office:value="16369">
            <text:p>16369</text:p>
          </table:table-cell>
          <table:table-cell office:value-type="float" office:value="76.5">
            <text:p>76.5</text:p>
          </table:table-cell>
          <table:table-cell office:value-type="float" office:value="438.25">
            <text:p>438.25</text:p>
          </table:table-cell>
          <table:table-cell office:value-type="float" office:value="112.75">
            <text:p>112.75</text:p>
          </table:table-cell>
          <table:table-cell office:value-type="float" office:value="0.00914852906003348">
            <text:p>0.0091485291</text:p>
          </table:table-cell>
          <table:table-cell office:value-type="float" office:value="0.0376341777586947">
            <text:p>0.0376341778</text:p>
          </table:table-cell>
          <table:table-cell office:value-type="float" office:value="0.00688802003787647">
            <text:p>0.00688802</text:p>
          </table:table-cell>
          <table:table-cell office:value-type="float" office:value="1.03218389505468">
            <text:p>1.0321838951</text:p>
          </table:table-cell>
          <table:table-cell office:value-type="float" office:value="1.13449563157315">
            <text:p>1.1344956316</text:p>
          </table:table-cell>
          <table:table-cell office:value-type="float" office:value="1.02420106197985">
            <text:p>1.024201062</text:p>
          </table:table-cell>
          <table:table-cell office:value-type="float" office:value="0">
            <text:p>0</text:p>
          </table:table-cell>
          <table:table-cell office:value-type="float" office:value="18.7624634815065">
            <text:p>18.7624634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2" office:value-type="float" office:value="448">
            <text:p>448</text:p>
          </table:table-cell>
          <table:table-cell office:value-type="float" office:value="7921">
            <text:p>7921</text:p>
          </table:table-cell>
          <table:table-cell office:value-type="float" office:value="11448">
            <text:p>11448</text:p>
          </table:table-cell>
          <table:table-cell office:value-type="float" office:value="19149">
            <text:p>19149</text:p>
          </table:table-cell>
          <table:table-cell office:value-type="float" office:value="159.5">
            <text:p>159.5</text:p>
          </table:table-cell>
          <table:table-cell office:value-type="float" office:value="31">
            <text:p>31</text:p>
          </table:table-cell>
          <table:table-cell office:value-type="float" office:value="84.125">
            <text:p>84.125</text:p>
          </table:table-cell>
          <table:table-cell office:value-type="float" office:value="0.0201363464209065">
            <text:p>0.0201363464</text:p>
          </table:table-cell>
          <table:table-cell office:value-type="float" office:value="0.0027078965758211">
            <text:p>0.0027078966</text:p>
          </table:table-cell>
          <table:table-cell office:value-type="float" office:value="0.00439317980051178">
            <text:p>0.0043931798</text:p>
          </table:table-cell>
          <table:table-cell office:value-type="float" office:value="1.07127193846965">
            <text:p>1.0712719385</text:p>
          </table:table-cell>
          <table:table-cell office:value-type="float" office:value="1.00949201011495">
            <text:p>1.0094920101</text:p>
          </table:table-cell>
          <table:table-cell office:value-type="float" office:value="1.01541395735816">
            <text:p>1.0154139574</text:p>
          </table:table-cell>
          <table:table-cell office:value-type="float" office:value="34.7681105417515">
            <text:p>34.7681105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7858">
            <text:p>7858</text:p>
          </table:table-cell>
          <table:table-cell office:value-type="float" office:value="11697">
            <text:p>11697</text:p>
          </table:table-cell>
          <table:table-cell office:value-type="float" office:value="17268">
            <text:p>17268</text:p>
          </table:table-cell>
          <table:table-cell office:value-type="float" office:value="-34">
            <text:p>-34</text:p>
          </table:table-cell>
          <table:table-cell office:value-type="float" office:value="163.375">
            <text:p>163.375</text:p>
          </table:table-cell>
          <table:table-cell office:value-type="float" office:value="196">
            <text:p>196</text:p>
          </table:table-cell>
          <table:table-cell office:value-type="float" office:value="-0.00432680071264953">
            <text:p>-0.0043268007</text:p>
          </table:table-cell>
          <table:table-cell office:value-type="float" office:value="0.0139672565615115">
            <text:p>0.0139672566</text:p>
          </table:table-cell>
          <table:table-cell office:value-type="float" office:value="0.0113504748668057">
            <text:p>0.0113504749</text:p>
          </table:table-cell>
          <table:table-cell office:value-type="float" office:value="0.984892891066364">
            <text:p>0.9848928911</text:p>
          </table:table-cell>
          <table:table-cell office:value-type="float" office:value="1.04926776310677">
            <text:p>1.0492677631</text:p>
          </table:table-cell>
          <table:table-cell office:value-type="float" office:value="1.03997917526204">
            <text:p>1.0399791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070">
            <text:p>8070</text:p>
          </table:table-cell>
          <table:table-cell office:value-type="float" office:value="11624">
            <text:p>11624</text:p>
          </table:table-cell>
          <table:table-cell office:value-type="float" office:value="19655">
            <text:p>19655</text:p>
          </table:table-cell>
          <table:table-cell office:value-type="float" office:value="-89.625">
            <text:p>-89.625</text:p>
          </table:table-cell>
          <table:table-cell office:value-type="float" office:value="310">
            <text:p>310</text:p>
          </table:table-cell>
          <table:table-cell office:value-type="float" office:value="566.5">
            <text:p>566.5</text:p>
          </table:table-cell>
          <table:table-cell office:value-type="float" office:value="-0.0111059479553903">
            <text:p>-0.011105948</text:p>
          </table:table-cell>
          <table:table-cell office:value-type="float" office:value="0.026668960770819">
            <text:p>0.0266689608</text:p>
          </table:table-cell>
          <table:table-cell office:value-type="float" office:value="0.028822182650725">
            <text:p>0.0288221827</text:p>
          </table:table-cell>
          <table:table-cell office:value-type="float" office:value="0.96137093263291">
            <text:p>0.9613709326</text:p>
          </table:table-cell>
          <table:table-cell office:value-type="float" office:value="1.09473538029631">
            <text:p>1.0947353803</text:p>
          </table:table-cell>
          <table:table-cell office:value-type="float" office:value="1.10250584697453">
            <text:p>1.102505847</text:p>
          </table:table-cell>
          <table:table-cell office:value-type="float" office:value="0">
            <text:p>0</text:p>
          </table:table-cell>
          <table:table-cell office:value-type="float" office:value="26.3358366437737">
            <text:p>26.3358366438</text:p>
          </table:table-cell>
          <table:table-cell office:value-type="float" office:value="24.39401940408">
            <text:p>24.394019404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961">
            <text:p>8961</text:p>
          </table:table-cell>
          <table:table-cell office:value-type="float" office:value="12570">
            <text:p>12570</text:p>
          </table:table-cell>
          <table:table-cell office:value-type="float" office:value="21550">
            <text:p>21550</text:p>
          </table:table-cell>
          <table:table-cell office:value-type="float" office:value="330.25">
            <text:p>330.25</text:p>
          </table:table-cell>
          <table:table-cell office:value-type="float" office:value="321.5">
            <text:p>321.5</text:p>
          </table:table-cell>
          <table:table-cell office:value-type="float" office:value="556.375">
            <text:p>556.375</text:p>
          </table:table-cell>
          <table:table-cell office:value-type="float" office:value="0.0368541457426627">
            <text:p>0.0368541457</text:p>
          </table:table-cell>
          <table:table-cell office:value-type="float" office:value="0.0255767700875099">
            <text:p>0.0255767701</text:p>
          </table:table-cell>
          <table:table-cell office:value-type="float" office:value="0.0258178654292343">
            <text:p>0.0258178654</text:p>
          </table:table-cell>
          <table:table-cell office:value-type="float" office:value="1.13165163709383">
            <text:p>1.1316516371</text:p>
          </table:table-cell>
          <table:table-cell office:value-type="float" office:value="1.09080087079578">
            <text:p>1.0908008708</text:p>
          </table:table-cell>
          <table:table-cell office:value-type="float" office:value="1.09166899086595">
            <text:p>1.0916689909</text:p>
          </table:table-cell>
          <table:table-cell office:value-type="float" office:value="19.1523313975506">
            <text:p>19.1523313976</text:p>
          </table:table-cell>
          <table:table-cell office:value-type="float" office:value="27.4457681844042">
            <text:p>27.4457681844</text:p>
          </table:table-cell>
          <table:table-cell office:value-type="float" office:value="27.1926801888094">
            <text:p>27.192680188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675">
            <text:p>8675</text:p>
          </table:table-cell>
          <table:table-cell office:value-type="float" office:value="13306">
            <text:p>13306</text:p>
          </table:table-cell>
          <table:table-cell office:value-type="float" office:value="20219">
            <text:p>20219</text:p>
          </table:table-cell>
          <table:table-cell office:value-type="float" office:value="108.75">
            <text:p>108.75</text:p>
          </table:table-cell>
          <table:table-cell office:value-type="float" office:value="90.625">
            <text:p>90.625</text:p>
          </table:table-cell>
          <table:table-cell office:value-type="float" office:value="845">
            <text:p>845</text:p>
          </table:table-cell>
          <table:table-cell office:value-type="float" office:value="0.012536023054755">
            <text:p>0.0125360231</text:p>
          </table:table-cell>
          <table:table-cell office:value-type="float" office:value="0.0068108372162934">
            <text:p>0.0068108372</text:p>
          </table:table-cell>
          <table:table-cell office:value-type="float" office:value="0.0417923735100648">
            <text:p>0.0417923735</text:p>
          </table:table-cell>
          <table:table-cell office:value-type="float" office:value="1.04418409836474">
            <text:p>1.0441840984</text:p>
          </table:table-cell>
          <table:table-cell office:value-type="float" office:value="1.02392884976406">
            <text:p>1.0239288498</text:p>
          </table:table-cell>
          <table:table-cell office:value-type="float" office:value="1.14969664815309">
            <text:p>1.1496966482</text:p>
          </table:table-cell>
          <table:table-cell table:number-columns-repeated="2" office:value-type="float" office:value="0">
            <text:p>0</text:p>
          </table:table-cell>
          <table:table-cell office:value-type="float" office:value="16.9297032048707">
            <text:p>16.929703204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8724">
            <text:p>8724</text:p>
          </table:table-cell>
          <table:table-cell office:value-type="float" office:value="12120">
            <text:p>12120</text:p>
          </table:table-cell>
          <table:table-cell office:value-type="float" office:value="19922">
            <text:p>19922</text:p>
          </table:table-cell>
          <table:table-cell office:value-type="float" office:value="175.5">
            <text:p>175.5</text:p>
          </table:table-cell>
          <table:table-cell office:value-type="float" office:value="131">
            <text:p>131</text:p>
          </table:table-cell>
          <table:table-cell office:value-type="float" office:value="1140">
            <text:p>1140</text:p>
          </table:table-cell>
          <table:table-cell office:value-type="float" office:value="0.0201169188445667">
            <text:p>0.0201169188</text:p>
          </table:table-cell>
          <table:table-cell office:value-type="float" office:value="0.0108085808580858">
            <text:p>0.0108085809</text:p>
          </table:table-cell>
          <table:table-cell office:value-type="float" office:value="0.0572231703644212">
            <text:p>0.0572231704</text:p>
          </table:table-cell>
          <table:table-cell office:value-type="float" office:value="1.07120240918663">
            <text:p>1.0712024092</text:p>
          </table:table-cell>
          <table:table-cell office:value-type="float" office:value="1.03805901082683">
            <text:p>1.0380590108</text:p>
          </table:table-cell>
          <table:table-cell office:value-type="float" office:value="1.20669909907952">
            <text:p>1.2066990991</text:p>
          </table:table-cell>
          <table:table-cell office:value-type="float" office:value="34.8013547747771">
            <text:p>34.8013547748</text:p>
          </table:table-cell>
          <table:table-cell office:value-type="float" office:value="0">
            <text:p>0</text:p>
          </table:table-cell>
          <table:table-cell office:value-type="float" office:value="12.4564105197356">
            <text:p>12.456410519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648">
            <text:p>8648</text:p>
          </table:table-cell>
          <table:table-cell office:value-type="float" office:value="13628">
            <text:p>13628</text:p>
          </table:table-cell>
          <table:table-cell office:value-type="float" office:value="20285">
            <text:p>20285</text:p>
          </table:table-cell>
          <table:table-cell office:value-type="float" office:value="255.125">
            <text:p>255.125</text:p>
          </table:table-cell>
          <table:table-cell office:value-type="float" office:value="365.75">
            <text:p>365.75</text:p>
          </table:table-cell>
          <table:table-cell office:value-type="float" office:value="1067.75">
            <text:p>1067.75</text:p>
          </table:table-cell>
          <table:table-cell office:value-type="float" office:value="0.0295010407030527">
            <text:p>0.0295010407</text:p>
          </table:table-cell>
          <table:table-cell office:value-type="float" office:value="0.026838127384796">
            <text:p>0.0268381274</text:p>
          </table:table-cell>
          <table:table-cell office:value-type="float" office:value="0.0526374168104511">
            <text:p>0.0526374168</text:p>
          </table:table-cell>
          <table:table-cell office:value-type="float" office:value="1.10495945280971">
            <text:p>1.1049594528</text:p>
          </table:table-cell>
          <table:table-cell office:value-type="float" office:value="1.09534520460657">
            <text:p>1.0953452046</text:p>
          </table:table-cell>
          <table:table-cell office:value-type="float" office:value="1.18966152622759">
            <text:p>1.1896615262</text:p>
          </table:table-cell>
          <table:table-cell office:value-type="float" office:value="23.8405799317388">
            <text:p>23.8405799317</text:p>
          </table:table-cell>
          <table:table-cell office:value-type="float" office:value="26.1720015091641">
            <text:p>26.1720015092</text:p>
          </table:table-cell>
          <table:table-cell office:value-type="float" office:value="13.5119463897723">
            <text:p>13.511946389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484">
            <text:p>8484</text:p>
          </table:table-cell>
          <table:table-cell office:value-type="float" office:value="14642">
            <text:p>14642</text:p>
          </table:table-cell>
          <table:table-cell office:value-type="float" office:value="20935">
            <text:p>20935</text:p>
          </table:table-cell>
          <table:table-cell office:value-type="float" office:value="296">
            <text:p>296</text:p>
          </table:table-cell>
          <table:table-cell office:value-type="float" office:value="378.75">
            <text:p>378.75</text:p>
          </table:table-cell>
          <table:table-cell office:value-type="float" office:value="631.25">
            <text:p>631.25</text:p>
          </table:table-cell>
          <table:table-cell office:value-type="float" office:value="0.0348892032060349">
            <text:p>0.0348892032</text:p>
          </table:table-cell>
          <table:table-cell office:value-type="float" office:value="0.0258673678459227">
            <text:p>0.0258673678</text:p>
          </table:table-cell>
          <table:table-cell office:value-type="float" office:value="0.030152854072128">
            <text:p>0.0301528541</text:p>
          </table:table-cell>
          <table:table-cell office:value-type="float" office:value="1.12449803396181">
            <text:p>1.124498034</text:p>
          </table:table-cell>
          <table:table-cell office:value-type="float" office:value="1.09184726407051">
            <text:p>1.0918472641</text:p>
          </table:table-cell>
          <table:table-cell office:value-type="float" office:value="1.10731701068549">
            <text:p>1.1073170107</text:p>
          </table:table-cell>
          <table:table-cell office:value-type="float" office:value="20.2116896000189">
            <text:p>20.2116896</text:p>
          </table:table-cell>
          <table:table-cell office:value-type="float" office:value="27.1412991535524">
            <text:p>27.1412991536</text:p>
          </table:table-cell>
          <table:table-cell office:value-type="float" office:value="23.3326378192002">
            <text:p>23.332637819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274">
            <text:p>14274</text:p>
          </table:table-cell>
          <table:table-cell office:value-type="float" office:value="22768">
            <text:p>22768</text:p>
          </table:table-cell>
          <table:table-cell office:value-type="float" office:value="28">
            <text:p>28</text:p>
          </table:table-cell>
          <table:table-cell office:value-type="float" office:value="103.875">
            <text:p>103.875</text:p>
          </table:table-cell>
          <table:table-cell office:value-type="float" office:value="734">
            <text:p>734</text:p>
          </table:table-cell>
          <table:table-cell office:value-type="float" office:value="0.00327945654720075">
            <text:p>0.0032794565</text:p>
          </table:table-cell>
          <table:table-cell office:value-type="float" office:value="0.00727721731820092">
            <text:p>0.0072772173</text:p>
          </table:table-cell>
          <table:table-cell office:value-type="float" office:value="0.0322382290934645">
            <text:p>0.0322382291</text:p>
          </table:table-cell>
          <table:table-cell office:value-type="float" office:value="1.01149917739228">
            <text:p>1.0114991774</text:p>
          </table:table-cell>
          <table:table-cell office:value-type="float" office:value="1.02557405808182">
            <text:p>1.0255740581</text:p>
          </table:table-cell>
          <table:table-cell office:value-type="float" office:value="1.11487083652069">
            <text:p>1.1148708365</text:p>
          </table:table-cell>
          <table:table-cell table:number-columns-repeated="2" office:value-type="float" office:value="0">
            <text:p>0</text:p>
          </table:table-cell>
          <table:table-cell office:value-type="float" office:value="21.8455242425184">
            <text:p>21.845524242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724">
            <text:p>8724</text:p>
          </table:table-cell>
          <table:table-cell office:value-type="float" office:value="14618">
            <text:p>14618</text:p>
          </table:table-cell>
          <table:table-cell office:value-type="float" office:value="25300">
            <text:p>25300</text:p>
          </table:table-cell>
          <table:table-cell office:value-type="float" office:value="175.5">
            <text:p>175.5</text:p>
          </table:table-cell>
          <table:table-cell office:value-type="float" office:value="244.25">
            <text:p>244.25</text:p>
          </table:table-cell>
          <table:table-cell office:value-type="float" office:value="878.625">
            <text:p>878.625</text:p>
          </table:table-cell>
          <table:table-cell office:value-type="float" office:value="0.0201169188445667">
            <text:p>0.0201169188</text:p>
          </table:table-cell>
          <table:table-cell office:value-type="float" office:value="0.0167088521001505">
            <text:p>0.0167088521</text:p>
          </table:table-cell>
          <table:table-cell office:value-type="float" office:value="0.0347282608695652">
            <text:p>0.0347282609</text:p>
          </table:table-cell>
          <table:table-cell office:value-type="float" office:value="1.07120240918663">
            <text:p>1.0712024092</text:p>
          </table:table-cell>
          <table:table-cell office:value-type="float" office:value="1.059028186398">
            <text:p>1.0590281864</text:p>
          </table:table-cell>
          <table:table-cell office:value-type="float" office:value="1.12391277516541">
            <text:p>1.1239127752</text:p>
          </table:table-cell>
          <table:table-cell office:value-type="float" office:value="34.8013547747771">
            <text:p>34.8013547748</text:p>
          </table:table-cell>
          <table:table-cell office:value-type="float" office:value="0">
            <text:p>0</text:p>
          </table:table-cell>
          <table:table-cell office:value-type="float" office:value="20.3037693322585">
            <text:p>20.303769332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607">
            <text:p>16607</text:p>
          </table:table-cell>
          <table:table-cell office:value-type="float" office:value="28197">
            <text:p>28197</text:p>
          </table:table-cell>
          <table:table-cell office:value-type="float" office:value="271.125">
            <text:p>271.125</text:p>
          </table:table-cell>
          <table:table-cell office:value-type="float" office:value="609.75">
            <text:p>609.75</text:p>
          </table:table-cell>
          <table:table-cell office:value-type="float" office:value="972">
            <text:p>972</text:p>
          </table:table-cell>
          <table:table-cell office:value-type="float" office:value="0.0262667118775431">
            <text:p>0.0262667119</text:p>
          </table:table-cell>
          <table:table-cell office:value-type="float" office:value="0.0367164448726441">
            <text:p>0.0367164449</text:p>
          </table:table-cell>
          <table:table-cell office:value-type="float" office:value="0.034471752314076">
            <text:p>0.0344717523</text:p>
          </table:table-cell>
          <table:table-cell office:value-type="float" office:value="1.093285774271">
            <text:p>1.0932857743</text:p>
          </table:table-cell>
          <table:table-cell office:value-type="float" office:value="1.13114982780946">
            <text:p>1.1311498278</text:p>
          </table:table-cell>
          <table:table-cell office:value-type="float" office:value="1.12298020444617">
            <text:p>1.1229802044</text:p>
          </table:table-cell>
          <table:table-cell office:value-type="float" office:value="26.7338825970078">
            <text:p>26.733882597</text:p>
          </table:table-cell>
          <table:table-cell office:value-type="float" office:value="19.2228757744868">
            <text:p>19.2228757745</text:p>
          </table:table-cell>
          <table:table-cell office:value-type="float" office:value="20.4523022775895">
            <text:p>20.452302277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table:number-columns-repeated="2" office:value-type="float" office:value="589">
            <text:p>589</text:p>
          </table:table-cell>
          <table:table-cell office:value-type="float" office:value="11380">
            <text:p>11380</text:p>
          </table:table-cell>
          <table:table-cell office:value-type="float" office:value="15796">
            <text:p>15796</text:p>
          </table:table-cell>
          <table:table-cell office:value-type="float" office:value="27317">
            <text:p>27317</text:p>
          </table:table-cell>
          <table:table-cell office:value-type="float" office:value="394.25">
            <text:p>394.25</text:p>
          </table:table-cell>
          <table:table-cell office:value-type="float" office:value="643.375">
            <text:p>643.375</text:p>
          </table:table-cell>
          <table:table-cell office:value-type="float" office:value="1080.375">
            <text:p>1080.375</text:p>
          </table:table-cell>
          <table:table-cell office:value-type="float" office:value="0.0346441124780316">
            <text:p>0.0346441125</text:p>
          </table:table-cell>
          <table:table-cell office:value-type="float" office:value="0.0407302481640922">
            <text:p>0.0407302482</text:p>
          </table:table-cell>
          <table:table-cell office:value-type="float" office:value="0.0395495479005747">
            <text:p>0.0395495479</text:p>
          </table:table-cell>
          <table:table-cell office:value-type="float" office:value="1.12360681415072">
            <text:p>1.1236068142</text:p>
          </table:table-cell>
          <table:table-cell office:value-type="float" office:value="1.14580741668072">
            <text:p>1.1458074167</text:p>
          </table:table-cell>
          <table:table-cell office:value-type="float" office:value="1.14148918446073">
            <text:p>1.1414891845</text:p>
          </table:table-cell>
          <table:table-cell office:value-type="float" office:value="20.3522536047619">
            <text:p>20.3522536048</text:p>
          </table:table-cell>
          <table:table-cell office:value-type="float" office:value="17.3622631445624">
            <text:p>17.3622631446</text:p>
          </table:table-cell>
          <table:table-cell office:value-type="float" office:value="17.8703788080916">
            <text:p>17.870378808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5946">
            <text:p>15946</text:p>
          </table:table-cell>
          <table:table-cell office:value-type="float" office:value="26091">
            <text:p>26091</text:p>
          </table:table-cell>
          <table:table-cell office:value-type="float" office:value="443.5">
            <text:p>443.5</text:p>
          </table:table-cell>
          <table:table-cell office:value-type="float" office:value="432.75">
            <text:p>432.75</text:p>
          </table:table-cell>
          <table:table-cell office:value-type="float" office:value="954.25">
            <text:p>954.25</text:p>
          </table:table-cell>
          <table:table-cell office:value-type="float" office:value="0.0409132841328413">
            <text:p>0.0409132841</text:p>
          </table:table-cell>
          <table:table-cell office:value-type="float" office:value="0.0271384673272294">
            <text:p>0.0271384673</text:p>
          </table:table-cell>
          <table:table-cell office:value-type="float" office:value="0.036573914376605">
            <text:p>0.0365739144</text:p>
          </table:table-cell>
          <table:table-cell office:value-type="float" office:value="1.14647733222927">
            <text:p>1.1464773322</text:p>
          </table:table-cell>
          <table:table-cell office:value-type="float" office:value="1.09642816860669">
            <text:p>1.0964281686</text:p>
          </table:table-cell>
          <table:table-cell office:value-type="float" office:value="1.13063049669526">
            <text:p>1.1306304967</text:p>
          </table:table-cell>
          <table:table-cell office:value-type="float" office:value="17.2861186618761">
            <text:p>17.2861186619</text:p>
          </table:table-cell>
          <table:table-cell office:value-type="float" office:value="25.8861590807151">
            <text:p>25.8861590807</text:p>
          </table:table-cell>
          <table:table-cell office:value-type="float" office:value="19.2964537894211">
            <text:p>19.296453789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62">
            <text:p>17862</text:p>
          </table:table-cell>
          <table:table-cell office:value-type="float" office:value="26951">
            <text:p>26951</text:p>
          </table:table-cell>
          <table:table-cell office:value-type="float" office:value="613.875">
            <text:p>613.875</text:p>
          </table:table-cell>
          <table:table-cell office:value-type="float" office:value="1054.75">
            <text:p>1054.75</text:p>
          </table:table-cell>
          <table:table-cell office:value-type="float" office:value="866.875">
            <text:p>866.875</text:p>
          </table:table-cell>
          <table:table-cell office:value-type="float" office:value="0.0582755838238086">
            <text:p>0.0582755838</text:p>
          </table:table-cell>
          <table:table-cell office:value-type="float" office:value="0.0590499384167506">
            <text:p>0.0590499384</text:p>
          </table:table-cell>
          <table:table-cell office:value-type="float" office:value="0.0321648547363734">
            <text:p>0.0321648547</text:p>
          </table:table-cell>
          <table:table-cell office:value-type="float" office:value="1.21062078897654">
            <text:p>1.210620789</text:p>
          </table:table-cell>
          <table:table-cell office:value-type="float" office:value="1.21350909910359">
            <text:p>1.2135090991</text:p>
          </table:table-cell>
          <table:table-cell office:value-type="float" office:value="1.11460476422252">
            <text:p>1.1146047642</text:p>
          </table:table-cell>
          <table:table-cell office:value-type="float" office:value="12.2376004163749">
            <text:p>12.2376004164</text:p>
          </table:table-cell>
          <table:table-cell office:value-type="float" office:value="12.0815816421326">
            <text:p>12.0815816421</text:p>
          </table:table-cell>
          <table:table-cell office:value-type="float" office:value="21.8945758622072">
            <text:p>21.89457586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889">
            <text:p>10889</text:p>
          </table:table-cell>
          <table:table-cell office:value-type="float" office:value="18500">
            <text:p>18500</text:p>
          </table:table-cell>
          <table:table-cell office:value-type="float" office:value="28061">
            <text:p>28061</text:p>
          </table:table-cell>
          <table:table-cell office:value-type="float" office:value="592.875">
            <text:p>592.875</text:p>
          </table:table-cell>
          <table:table-cell office:value-type="float" office:value="967.625">
            <text:p>967.625</text:p>
          </table:table-cell>
          <table:table-cell office:value-type="float" office:value="583.125">
            <text:p>583.125</text:p>
          </table:table-cell>
          <table:table-cell office:value-type="float" office:value="0.0544471484984847">
            <text:p>0.0544471485</text:p>
          </table:table-cell>
          <table:table-cell office:value-type="float" office:value="0.0523040540540541">
            <text:p>0.0523040541</text:p>
          </table:table-cell>
          <table:table-cell office:value-type="float" office:value="0.0207806207904209">
            <text:p>0.0207806208</text:p>
          </table:table-cell>
          <table:table-cell office:value-type="float" office:value="1.19637542402474">
            <text:p>1.196375424</text:p>
          </table:table-cell>
          <table:table-cell office:value-type="float" office:value="1.18842618876735">
            <text:p>1.1884261888</text:p>
          </table:table-cell>
          <table:table-cell office:value-type="float" office:value="1.07357856779933">
            <text:p>1.0735785678</text:p>
          </table:table-cell>
          <table:table-cell office:value-type="float" office:value="13.0741538359324">
            <text:p>13.0741538359</text:p>
          </table:table-cell>
          <table:table-cell office:value-type="float" office:value="13.5958937934716">
            <text:p>13.5958937935</text:p>
          </table:table-cell>
          <table:table-cell office:value-type="float" office:value="33.7008462869603">
            <text:p>33.70084628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275">
            <text:p>11275</text:p>
          </table:table-cell>
          <table:table-cell office:value-type="float" office:value="19039">
            <text:p>19039</text:p>
          </table:table-cell>
          <table:table-cell office:value-type="float" office:value="29452">
            <text:p>29452</text:p>
          </table:table-cell>
          <table:table-cell office:value-type="float" office:value="310">
            <text:p>310</text:p>
          </table:table-cell>
          <table:table-cell office:value-type="float" office:value="658.25">
            <text:p>658.25</text:p>
          </table:table-cell>
          <table:table-cell office:value-type="float" office:value="398.875">
            <text:p>398.875</text:p>
          </table:table-cell>
          <table:table-cell office:value-type="float" office:value="0.0274944567627494">
            <text:p>0.0274944568</text:p>
          </table:table-cell>
          <table:table-cell office:value-type="float" office:value="0.0345737696307579">
            <text:p>0.0345737696</text:p>
          </table:table-cell>
          <table:table-cell office:value-type="float" office:value="0.0135432228711123">
            <text:p>0.0135432229</text:p>
          </table:table-cell>
          <table:table-cell office:value-type="float" office:value="1.09771225116887">
            <text:p>1.0977122512</text:p>
          </table:table-cell>
          <table:table-cell office:value-type="float" office:value="1.12335107097876">
            <text:p>1.123351071</text:p>
          </table:table-cell>
          <table:table-cell office:value-type="float" office:value="1.04776078106494">
            <text:p>1.0477607811</text:p>
          </table:table-cell>
          <table:table-cell office:value-type="float" office:value="25.5554406523937">
            <text:p>25.5554406524</text:p>
          </table:table-cell>
          <table:table-cell office:value-type="float" office:value="20.3929645442751">
            <text:p>20.3929645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558">
            <text:p>18558</text:p>
          </table:table-cell>
          <table:table-cell office:value-type="float" office:value="30402">
            <text:p>30402</text:p>
          </table:table-cell>
          <table:table-cell office:value-type="float" office:value="395">
            <text:p>395</text:p>
          </table:table-cell>
          <table:table-cell office:value-type="float" office:value="688.75">
            <text:p>688.75</text:p>
          </table:table-cell>
          <table:table-cell office:value-type="float" office:value="427.125">
            <text:p>427.125</text:p>
          </table:table-cell>
          <table:table-cell office:value-type="float" office:value="0.0326824424954493">
            <text:p>0.0326824425</text:p>
          </table:table-cell>
          <table:table-cell office:value-type="float" office:value="0.0371133742860222">
            <text:p>0.0371133743</text:p>
          </table:table-cell>
          <table:table-cell office:value-type="float" office:value="0.014049240181567">
            <text:p>0.0140492402</text:p>
          </table:table-cell>
          <table:table-cell office:value-type="float" office:value="1.11648210714711">
            <text:p>1.1164821071</text:p>
          </table:table-cell>
          <table:table-cell office:value-type="float" office:value="1.13259651900083">
            <text:p>1.132596519</text:p>
          </table:table-cell>
          <table:table-cell office:value-type="float" office:value="1.04955920768886">
            <text:p>1.0495592077</text:p>
          </table:table-cell>
          <table:table-cell office:value-type="float" office:value="21.5532649255975">
            <text:p>21.5532649256</text:p>
          </table:table-cell>
          <table:table-cell office:value-type="float" office:value="19.0209483835681">
            <text:p>19.0209483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13653">
            <text:p>13653</text:p>
          </table:table-cell>
          <table:table-cell office:value-type="float" office:value="19020">
            <text:p>19020</text:p>
          </table:table-cell>
          <table:table-cell office:value-type="float" office:value="32235">
            <text:p>32235</text:p>
          </table:table-cell>
          <table:table-cell office:value-type="float" office:value="436.5">
            <text:p>436.5</text:p>
          </table:table-cell>
          <table:table-cell office:value-type="float" office:value="435.5">
            <text:p>435.5</text:p>
          </table:table-cell>
          <table:table-cell office:value-type="float" office:value="682.875">
            <text:p>682.875</text:p>
          </table:table-cell>
          <table:table-cell office:value-type="float" office:value="0.0319709953856295">
            <text:p>0.0319709954</text:p>
          </table:table-cell>
          <table:table-cell office:value-type="float" office:value="0.0228969505783386">
            <text:p>0.0228969506</text:p>
          </table:table-cell>
          <table:table-cell office:value-type="float" office:value="0.0211842717543043">
            <text:p>0.0211842718</text:p>
          </table:table-cell>
          <table:table-cell office:value-type="float" office:value="1.11390188715976">
            <text:p>1.1139018872</text:p>
          </table:table-cell>
          <table:table-cell office:value-type="float" office:value="1.08116689690193">
            <text:p>1.0811668969</text:p>
          </table:table-cell>
          <table:table-cell office:value-type="float" office:value="1.0750245469448">
            <text:p>1.0750245469</text:p>
          </table:table-cell>
          <table:table-cell office:value-type="float" office:value="22.0252562817349">
            <text:p>22.0252562817</text:p>
          </table:table-cell>
          <table:table-cell office:value-type="float" office:value="30.6177329262526">
            <text:p>30.6177329263</text:p>
          </table:table-cell>
          <table:table-cell office:value-type="float" office:value="33.065259291365">
            <text:p>33.065259291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5065">
            <text:p>15065</text:p>
          </table:table-cell>
          <table:table-cell office:value-type="float" office:value="19844">
            <text:p>19844</text:p>
          </table:table-cell>
          <table:table-cell office:value-type="float" office:value="32862">
            <text:p>32862</text:p>
          </table:table-cell>
          <table:table-cell office:value-type="float" office:value="490.75">
            <text:p>490.75</text:p>
          </table:table-cell>
          <table:table-cell office:value-type="float" office:value="461.5">
            <text:p>461.5</text:p>
          </table:table-cell>
          <table:table-cell office:value-type="float" office:value="795.75">
            <text:p>795.75</text:p>
          </table:table-cell>
          <table:table-cell office:value-type="float" office:value="0.0325755061400597">
            <text:p>0.0325755061</text:p>
          </table:table-cell>
          <table:table-cell office:value-type="float" office:value="0.0232563999193711">
            <text:p>0.0232563999</text:p>
          </table:table-cell>
          <table:table-cell office:value-type="float" office:value="0.0242148986671536">
            <text:p>0.0242148987</text:p>
          </table:table-cell>
          <table:table-cell office:value-type="float" office:value="1.11609415214676">
            <text:p>1.1160941521</text:p>
          </table:table-cell>
          <table:table-cell office:value-type="float" office:value="1.08245748558673">
            <text:p>1.0824574856</text:p>
          </table:table-cell>
          <table:table-cell office:value-type="float" office:value="1.08590141351726">
            <text:p>1.0859014135</text:p>
          </table:table-cell>
          <table:table-cell office:value-type="float" office:value="21.6228926932288">
            <text:p>21.6228926932</text:p>
          </table:table-cell>
          <table:table-cell office:value-type="float" office:value="30.1498234343065">
            <text:p>30.1498234343</text:p>
          </table:table-cell>
          <table:table-cell office:value-type="float" office:value="28.9700142422765">
            <text:p>28.970014242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778">
            <text:p>20778</text:p>
          </table:table-cell>
          <table:table-cell office:value-type="float" office:value="30508">
            <text:p>30508</text:p>
          </table:table-cell>
          <table:table-cell office:value-type="float" office:value="515">
            <text:p>515</text:p>
          </table:table-cell>
          <table:table-cell office:value-type="float" office:value="237.75">
            <text:p>237.75</text:p>
          </table:table-cell>
          <table:table-cell office:value-type="float" office:value="918.625">
            <text:p>918.625</text:p>
          </table:table-cell>
          <table:table-cell office:value-type="float" office:value="0.0361911454673226">
            <text:p>0.0361911455</text:p>
          </table:table-cell>
          <table:table-cell office:value-type="float" office:value="0.0114423909904707">
            <text:p>0.011442391</text:p>
          </table:table-cell>
          <table:table-cell office:value-type="float" office:value="0.0301109545037367">
            <text:p>0.0301109545</text:p>
          </table:table-cell>
          <table:table-cell office:value-type="float" office:value="1.12923621519569">
            <text:p>1.1292362152</text:p>
          </table:table-cell>
          <table:table-cell office:value-type="float" office:value="1.04030498795734">
            <text:p>1.040304988</text:p>
          </table:table-cell>
          <table:table-cell office:value-type="float" office:value="1.10716541314209">
            <text:p>1.1071654131</text:p>
          </table:table-cell>
          <table:table-cell office:value-type="float" office:value="19.4969169439945">
            <text:p>19.496916944</text:p>
          </table:table-cell>
          <table:table-cell office:value-type="float" office:value="0">
            <text:p>0</text:p>
          </table:table-cell>
          <table:table-cell office:value-type="float" office:value="23.3646277983621">
            <text:p>23.364627798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4000">
            <text:p>14000</text:p>
          </table:table-cell>
          <table:table-cell office:value-type="float" office:value="20855">
            <text:p>20855</text:p>
          </table:table-cell>
          <table:table-cell office:value-type="float" office:value="29508">
            <text:p>29508</text:p>
          </table:table-cell>
          <table:table-cell office:value-type="float" office:value="467.125">
            <text:p>467.125</text:p>
          </table:table-cell>
          <table:table-cell office:value-type="float" office:value="252.875">
            <text:p>252.875</text:p>
          </table:table-cell>
          <table:table-cell office:value-type="float" office:value="505.875">
            <text:p>505.875</text:p>
          </table:table-cell>
          <table:table-cell office:value-type="float" office:value="0.0333660714285714">
            <text:p>0.0333660714</text:p>
          </table:table-cell>
          <table:table-cell office:value-type="float" office:value="0.0121253895948214">
            <text:p>0.0121253896</text:p>
          </table:table-cell>
          <table:table-cell office:value-type="float" office:value="0.0171436559577064">
            <text:p>0.017143656</text:p>
          </table:table-cell>
          <table:table-cell office:value-type="float" office:value="1.11896330765625">
            <text:p>1.1189633077</text:p>
          </table:table-cell>
          <table:table-cell office:value-type="float" office:value="1.04272703272461">
            <text:p>1.0427270327</text:p>
          </table:table-cell>
          <table:table-cell office:value-type="float" office:value="1.06057884953358">
            <text:p>1.0605788495</text:p>
          </table:table-cell>
          <table:table-cell office:value-type="float" office:value="21.11869014882">
            <text:p>21.1186901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716">
            <text:p>22716</text:p>
          </table:table-cell>
          <table:table-cell office:value-type="float" office:value="32414">
            <text:p>32414</text:p>
          </table:table-cell>
          <table:table-cell office:value-type="float" office:value="411.5">
            <text:p>411.5</text:p>
          </table:table-cell>
          <table:table-cell office:value-type="float" office:value="479.875">
            <text:p>479.875</text:p>
          </table:table-cell>
          <table:table-cell office:value-type="float" office:value="10">
            <text:p>10</text:p>
          </table:table-cell>
          <table:table-cell office:value-type="float" office:value="0.0293383715956082">
            <text:p>0.0293383716</text:p>
          </table:table-cell>
          <table:table-cell office:value-type="float" office:value="0.0211249779890826">
            <text:p>0.021124978</text:p>
          </table:table-cell>
          <table:table-cell office:value-type="float" office:value="0.000308508669093602">
            <text:p>0.0003085087</text:p>
          </table:table-cell>
          <table:table-cell office:value-type="float" office:value="1.10437135107848">
            <text:p>1.1043713511</text:p>
          </table:table-cell>
          <table:table-cell office:value-type="float" office:value="1.07481210176407">
            <text:p>1.0748121018</text:p>
          </table:table-cell>
          <table:table-cell office:value-type="float" office:value="1.00107996688992">
            <text:p>1.0010799669</text:p>
          </table:table-cell>
          <table:table-cell office:value-type="float" office:value="23.9708628954352">
            <text:p>23.9708628954</text:p>
          </table:table-cell>
          <table:table-cell office:value-type="float" office:value="33.1571011251073">
            <text:p>33.1571011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3140">
            <text:p>23140</text:p>
          </table:table-cell>
          <table:table-cell office:value-type="float" office:value="34427">
            <text:p>34427</text:p>
          </table:table-cell>
          <table:table-cell office:value-type="float" office:value="257.875">
            <text:p>257.875</text:p>
          </table:table-cell>
          <table:table-cell office:value-type="float" office:value="511.5">
            <text:p>511.5</text:p>
          </table:table-cell>
          <table:table-cell office:value-type="float" office:value="-161.5">
            <text:p>-161.5</text:p>
          </table:table-cell>
          <table:table-cell office:value-type="float" office:value="0.0174063449206885">
            <text:p>0.0174063449</text:p>
          </table:table-cell>
          <table:table-cell office:value-type="float" office:value="0.022104580812446">
            <text:p>0.0221045808</text:p>
          </table:table-cell>
          <table:table-cell office:value-type="float" office:value="-0.00469108548522962">
            <text:p>-0.0046910855</text:p>
          </table:table-cell>
          <table:table-cell office:value-type="float" office:value="1.06151604967567">
            <text:p>1.0615160497</text:p>
          </table:table-cell>
          <table:table-cell office:value-type="float" office:value="1.07832371332963">
            <text:p>1.0783237133</text:p>
          </table:table-cell>
          <table:table-cell office:value-type="float" office:value="0.983624333116435">
            <text:p>0.9836243331</text:p>
          </table:table-cell>
          <table:table-cell office:value-type="float" office:value="0">
            <text:p>0</text:p>
          </table:table-cell>
          <table:table-cell office:value-type="float" office:value="31.7029368124547">
            <text:p>31.702936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715">
            <text:p>21715</text:p>
          </table:table-cell>
          <table:table-cell office:value-type="float" office:value="36801">
            <text:p>36801</text:p>
          </table:table-cell>
          <table:table-cell office:value-type="float" office:value="246.75">
            <text:p>246.75</text:p>
          </table:table-cell>
          <table:table-cell office:value-type="float" office:value="-98.625">
            <text:p>-98.625</text:p>
          </table:table-cell>
          <table:table-cell office:value-type="float" office:value="-46.625">
            <text:p>-46.625</text:p>
          </table:table-cell>
          <table:table-cell office:value-type="float" office:value="0.0160279311464761">
            <text:p>0.0160279311</text:p>
          </table:table-cell>
          <table:table-cell office:value-type="float" office:value="-0.00454179138844117">
            <text:p>-0.0045417914</text:p>
          </table:table-cell>
          <table:table-cell office:value-type="float" office:value="-0.00126694926768294">
            <text:p>-0.0012669493</text:p>
          </table:table-cell>
          <table:table-cell office:value-type="float" office:value="1.05660127238327">
            <text:p>1.0566012724</text:p>
          </table:table-cell>
          <table:table-cell office:value-type="float" office:value="0.984144160763728">
            <text:p>0.9841441608</text:p>
          </table:table-cell>
          <table:table-cell office:value-type="float" office:value="0.995568823677586">
            <text:p>0.9955688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1240">
            <text:p>21240</text:p>
          </table:table-cell>
          <table:table-cell office:value-type="float" office:value="34449">
            <text:p>34449</text:p>
          </table:table-cell>
          <table:table-cell office:value-type="float" office:value="195.75">
            <text:p>195.75</text:p>
          </table:table-cell>
          <table:table-cell office:value-type="float" office:value="354.375">
            <text:p>354.375</text:p>
          </table:table-cell>
          <table:table-cell office:value-type="float" office:value="508.875">
            <text:p>508.875</text:p>
          </table:table-cell>
          <table:table-cell office:value-type="float" office:value="0.0123712317512482">
            <text:p>0.0123712318</text:p>
          </table:table-cell>
          <table:table-cell office:value-type="float" office:value="0.0166843220338983">
            <text:p>0.016684322</text:p>
          </table:table-cell>
          <table:table-cell office:value-type="float" office:value="0.0147718366280589">
            <text:p>0.0147718366</text:p>
          </table:table-cell>
          <table:table-cell office:value-type="float" office:value="1.04359928398445">
            <text:p>1.043599284</text:p>
          </table:table-cell>
          <table:table-cell office:value-type="float" office:value="1.05894072565804">
            <text:p>1.0589407257</text:p>
          </table:table-cell>
          <table:table-cell office:value-type="float" office:value="1.05212911422664">
            <text:p>1.0521291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2700">
            <text:p>22700</text:p>
          </table:table-cell>
          <table:table-cell office:value-type="float" office:value="32315">
            <text:p>32315</text:p>
          </table:table-cell>
          <table:table-cell office:value-type="float" office:value="373.25">
            <text:p>373.25</text:p>
          </table:table-cell>
          <table:table-cell office:value-type="float" office:value="486.875">
            <text:p>486.875</text:p>
          </table:table-cell>
          <table:table-cell office:value-type="float" office:value="330.125">
            <text:p>330.125</text:p>
          </table:table-cell>
          <table:table-cell office:value-type="float" office:value="0.0220271466509295">
            <text:p>0.0220271467</text:p>
          </table:table-cell>
          <table:table-cell office:value-type="float" office:value="0.0214482378854626">
            <text:p>0.0214482379</text:p>
          </table:table-cell>
          <table:table-cell office:value-type="float" office:value="0.0102158440352777">
            <text:p>0.010215844</text:p>
          </table:table-cell>
          <table:table-cell office:value-type="float" office:value="1.07804599584983">
            <text:p>1.0780459958</text:p>
          </table:table-cell>
          <table:table-cell office:value-type="float" office:value="1.07597048533957">
            <text:p>1.0759704853</text:p>
          </table:table-cell>
          <table:table-cell office:value-type="float" office:value="1.0359600065234">
            <text:p>1.0359600065</text:p>
          </table:table-cell>
          <table:table-cell office:value-type="float" office:value="31.8131756880101">
            <text:p>31.813175688</text:p>
          </table:table-cell>
          <table:table-cell office:value-type="float" office:value="32.6625565262979">
            <text:p>32.6625565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5795">
            <text:p>15795</text:p>
          </table:table-cell>
          <table:table-cell office:value-type="float" office:value="22829">
            <text:p>22829</text:p>
          </table:table-cell>
          <table:table-cell office:value-type="float" office:value="33217">
            <text:p>33217</text:p>
          </table:table-cell>
          <table:table-cell office:value-type="float" office:value="-43">
            <text:p>-43</text:p>
          </table:table-cell>
          <table:table-cell office:value-type="float" office:value="369.75">
            <text:p>369.75</text:p>
          </table:table-cell>
          <table:table-cell office:value-type="float" office:value="-383.875">
            <text:p>-383.875</text:p>
          </table:table-cell>
          <table:table-cell office:value-type="float" office:value="-0.00272238050015828">
            <text:p>-0.0027223805</text:p>
          </table:table-cell>
          <table:table-cell office:value-type="float" office:value="0.0161965044460993">
            <text:p>0.0161965044</text:p>
          </table:table-cell>
          <table:table-cell office:value-type="float" office:value="-0.0115565824728302">
            <text:p>-0.0115565825</text:p>
          </table:table-cell>
          <table:table-cell office:value-type="float" office:value="0.990486194506398">
            <text:p>0.9904861945</text:p>
          </table:table-cell>
          <table:table-cell office:value-type="float" office:value="1.05720192600364">
            <text:p>1.057201926</text:p>
          </table:table-cell>
          <table:table-cell office:value-type="float" office:value="0.959813728358059">
            <text:p>0.95981372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6204">
            <text:p>16204</text:p>
          </table:table-cell>
          <table:table-cell office:value-type="float" office:value="21844">
            <text:p>21844</text:p>
          </table:table-cell>
          <table:table-cell office:value-type="float" office:value="35397">
            <text:p>35397</text:p>
          </table:table-cell>
          <table:table-cell office:value-type="float" office:value="408.5">
            <text:p>408.5</text:p>
          </table:table-cell>
          <table:table-cell office:value-type="float" office:value="129">
            <text:p>129</text:p>
          </table:table-cell>
          <table:table-cell office:value-type="float" office:value="40.125">
            <text:p>40.125</text:p>
          </table:table-cell>
          <table:table-cell office:value-type="float" office:value="0.0252098247346334">
            <text:p>0.0252098247</text:p>
          </table:table-cell>
          <table:table-cell office:value-type="float" office:value="0.00590551181102362">
            <text:p>0.0059055118</text:p>
          </table:table-cell>
          <table:table-cell office:value-type="float" office:value="0.00113357064157979">
            <text:p>0.0011335706</text:p>
          </table:table-cell>
          <table:table-cell office:value-type="float" office:value="1.08948003568699">
            <text:p>1.0894800357</text:p>
          </table:table-cell>
          <table:table-cell office:value-type="float" office:value="1.02073764647529">
            <text:p>1.0207376465</text:p>
          </table:table-cell>
          <table:table-cell office:value-type="float" office:value="1.00397001581103">
            <text:p>1.0039700158</text:p>
          </table:table-cell>
          <table:table-cell office:value-type="float" office:value="27.8402564447693">
            <text:p>27.84025644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5555">
            <text:p>15555</text:p>
          </table:table-cell>
          <table:table-cell office:value-type="float" office:value="23415">
            <text:p>23415</text:p>
          </table:table-cell>
          <table:table-cell office:value-type="float" office:value="34188">
            <text:p>34188</text:p>
          </table:table-cell>
          <table:table-cell office:value-type="float" office:value="232.5">
            <text:p>232.5</text:p>
          </table:table-cell>
          <table:table-cell office:value-type="float" office:value="245.75">
            <text:p>245.75</text:p>
          </table:table-cell>
          <table:table-cell office:value-type="float" office:value="1480.5">
            <text:p>1480.5</text:p>
          </table:table-cell>
          <table:table-cell office:value-type="float" office:value="0.014946962391514">
            <text:p>0.0149469624</text:p>
          </table:table-cell>
          <table:table-cell office:value-type="float" office:value="0.0104954089259022">
            <text:p>0.0104954089</text:p>
          </table:table-cell>
          <table:table-cell office:value-type="float" office:value="0.0433046683046683">
            <text:p>0.0433046683</text:p>
          </table:table-cell>
          <table:table-cell office:value-type="float" office:value="1.05275225527238">
            <text:p>1.0527522553</text:p>
          </table:table-cell>
          <table:table-cell office:value-type="float" office:value="1.03694983231336">
            <text:p>1.0369498323</text:p>
          </table:table-cell>
          <table:table-cell office:value-type="float" office:value="1.15524191588841">
            <text:p>1.1552419159</text:p>
          </table:table-cell>
          <table:table-cell table:number-columns-repeated="2" office:value-type="float" office:value="0">
            <text:p>0</text:p>
          </table:table-cell>
          <table:table-cell office:value-type="float" office:value="16.3504172737378">
            <text:p>16.350417273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7012">
            <text:p>17012</text:p>
          </table:table-cell>
          <table:table-cell office:value-type="float" office:value="22630">
            <text:p>22630</text:p>
          </table:table-cell>
          <table:table-cell office:value-type="float" office:value="37485">
            <text:p>37485</text:p>
          </table:table-cell>
          <table:table-cell office:value-type="float" office:value="36.125">
            <text:p>36.125</text:p>
          </table:table-cell>
          <table:table-cell office:value-type="float" office:value="-121.625">
            <text:p>-121.625</text:p>
          </table:table-cell>
          <table:table-cell office:value-type="float" office:value="1219.375">
            <text:p>1219.375</text:p>
          </table:table-cell>
          <table:table-cell office:value-type="float" office:value="0.00212350105807665">
            <text:p>0.0021235011</text:p>
          </table:table-cell>
          <table:table-cell office:value-type="float" office:value="-0.00537450287229342">
            <text:p>-0.0053745029</text:p>
          </table:table-cell>
          <table:table-cell office:value-type="float" office:value="0.0325296785380819">
            <text:p>0.0325296785</text:p>
          </table:table-cell>
          <table:table-cell office:value-type="float" office:value="1.00744109184649">
            <text:p>1.0074410918</text:p>
          </table:table-cell>
          <table:table-cell office:value-type="float" office:value="0.981245855097977">
            <text:p>0.9812458551</text:p>
          </table:table-cell>
          <table:table-cell office:value-type="float" office:value="1.11592790765544">
            <text:p>1.1159279077</text:p>
          </table:table-cell>
          <table:table-cell table:number-columns-repeated="2" office:value-type="float" office:value="0">
            <text:p>0</text:p>
          </table:table-cell>
          <table:table-cell office:value-type="float" office:value="21.6528718068377">
            <text:p>21.652871806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5795">
            <text:p>15795</text:p>
          </table:table-cell>
          <table:table-cell office:value-type="float" office:value="23052">
            <text:p>23052</text:p>
          </table:table-cell>
          <table:table-cell office:value-type="float" office:value="37116">
            <text:p>37116</text:p>
          </table:table-cell>
          <table:table-cell office:value-type="float" office:value="-43">
            <text:p>-43</text:p>
          </table:table-cell>
          <table:table-cell office:value-type="float" office:value="-227.25">
            <text:p>-227.25</text:p>
          </table:table-cell>
          <table:table-cell office:value-type="float" office:value="1723.5">
            <text:p>1723.5</text:p>
          </table:table-cell>
          <table:table-cell office:value-type="float" office:value="-0.00272238050015828">
            <text:p>-0.0027223805</text:p>
          </table:table-cell>
          <table:table-cell office:value-type="float" office:value="-0.00985814679854243">
            <text:p>-0.0098581468</text:p>
          </table:table-cell>
          <table:table-cell office:value-type="float" office:value="0.0464354995150339">
            <text:p>0.0464354995</text:p>
          </table:table-cell>
          <table:table-cell office:value-type="float" office:value="0.990486194506398">
            <text:p>0.9904861945</text:p>
          </table:table-cell>
          <table:table-cell office:value-type="float" office:value="0.965686964999373">
            <text:p>0.965686965</text:p>
          </table:table-cell>
          <table:table-cell office:value-type="float" office:value="1.16675050930843">
            <text:p>1.1667505093</text:p>
          </table:table-cell>
          <table:table-cell table:number-columns-repeated="2" office:value-type="float" office:value="0">
            <text:p>0</text:p>
          </table:table-cell>
          <table:table-cell office:value-type="float" office:value="15.2710483354786">
            <text:p>15.271048335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5502">
            <text:p>15502</text:p>
          </table:table-cell>
          <table:table-cell office:value-type="float" office:value="24154">
            <text:p>24154</text:p>
          </table:table-cell>
          <table:table-cell office:value-type="float" office:value="38952">
            <text:p>38952</text:p>
          </table:table-cell>
          <table:table-cell office:value-type="float" office:value="-483.625">
            <text:p>-483.625</text:p>
          </table:table-cell>
          <table:table-cell office:value-type="float" office:value="-378.25">
            <text:p>-378.25</text:p>
          </table:table-cell>
          <table:table-cell office:value-type="float" office:value="1665">
            <text:p>1665</text:p>
          </table:table-cell>
          <table:table-cell office:value-type="float" office:value="-0.0311975874080764">
            <text:p>-0.0311975874</text:p>
          </table:table-cell>
          <table:table-cell office:value-type="float" office:value="-0.0156599321023433">
            <text:p>-0.0156599321</text:p>
          </table:table-cell>
          <table:table-cell office:value-type="float" office:value="0.0427449168207024">
            <text:p>0.0427449168</text:p>
          </table:table-cell>
          <table:table-cell office:value-type="float" office:value="0.892716091413498">
            <text:p>0.8927160914</text:p>
          </table:table-cell>
          <table:table-cell office:value-type="float" office:value="0.94567089524976">
            <text:p>0.9456708952</text:p>
          </table:table-cell>
          <table:table-cell office:value-type="float" office:value="1.15318837958392">
            <text:p>1.1531883796</text:p>
          </table:table-cell>
          <table:table-cell office:value-type="float" office:value="-21.8695695176691">
            <text:p>-21.8695695177</text:p>
          </table:table-cell>
          <table:table-cell office:value-type="float" office:value="0">
            <text:p>0</text:p>
          </table:table-cell>
          <table:table-cell office:value-type="float" office:value="16.5600532136324">
            <text:p>16.560053213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6551">
            <text:p>16551</text:p>
          </table:table-cell>
          <table:table-cell office:value-type="float" office:value="24244">
            <text:p>24244</text:p>
          </table:table-cell>
          <table:table-cell office:value-type="float" office:value="45815">
            <text:p>45815</text:p>
          </table:table-cell>
          <table:table-cell office:value-type="float" office:value="73.625">
            <text:p>73.625</text:p>
          </table:table-cell>
          <table:table-cell office:value-type="float" office:value="1127.5">
            <text:p>1127.5</text:p>
          </table:table-cell>
          <table:table-cell office:value-type="float" office:value="1963.5">
            <text:p>1963.5</text:p>
          </table:table-cell>
          <table:table-cell office:value-type="float" office:value="0.00444837169959519">
            <text:p>0.0044483717</text:p>
          </table:table-cell>
          <table:table-cell office:value-type="float" office:value="0.0465063520871143">
            <text:p>0.0465063521</text:p>
          </table:table-cell>
          <table:table-cell office:value-type="float" office:value="0.0428571428571429">
            <text:p>0.0428571429</text:p>
          </table:table-cell>
          <table:table-cell office:value-type="float" office:value="1.01560808544971">
            <text:p>1.0156080854</text:p>
          </table:table-cell>
          <table:table-cell office:value-type="float" office:value="1.16701140024242">
            <text:p>1.167011400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5.248302947121">
            <text:p>15.248302947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10">
            <text:p>410</text:p>
          </table:table-cell>
          <table:table-cell office:value-type="float" office:value="17234">
            <text:p>17234</text:p>
          </table:table-cell>
          <table:table-cell office:value-type="float" office:value="25608">
            <text:p>25608</text:p>
          </table:table-cell>
          <table:table-cell office:value-type="float" office:value="45045">
            <text:p>45045</text:p>
          </table:table-cell>
          <table:table-cell office:value-type="float" office:value="-542.5">
            <text:p>-542.5</text:p>
          </table:table-cell>
          <table:table-cell office:value-type="float" office:value="231">
            <text:p>231</text:p>
          </table:table-cell>
          <table:table-cell office:value-type="float" office:value="2194.5">
            <text:p>2194.5</text:p>
          </table:table-cell>
          <table:table-cell office:value-type="float" office:value="-0.0314784727863526">
            <text:p>-0.0314784728</text:p>
          </table:table-cell>
          <table:table-cell office:value-type="float" office:value="0.00902061855670103">
            <text:p>0.0090206186</text:p>
          </table:table-cell>
          <table:table-cell office:value-type="float" office:value="0.0487179487179487">
            <text:p>0.0487179487</text:p>
          </table:table-cell>
          <table:table-cell office:value-type="float" office:value="0.89176749797573">
            <text:p>0.891767498</text:p>
          </table:table-cell>
          <table:table-cell office:value-type="float" office:value="1.03173165320438">
            <text:p>1.0317316532</text:p>
          </table:table-cell>
          <table:table-cell office:value-type="float" office:value="1.1751647600263">
            <text:p>1.17516476</text:p>
          </table:table-cell>
          <table:table-cell office:value-type="float" office:value="-21.6712996954038">
            <text:p>-21.6712996954</text:p>
          </table:table-cell>
          <table:table-cell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3446">
            <text:p>13446</text:p>
          </table:table-cell>
          <table:table-cell office:value-type="float" office:value="24760">
            <text:p>24760</text:p>
          </table:table-cell>
          <table:table-cell office:value-type="float" office:value="47432">
            <text:p>47432</text:p>
          </table:table-cell>
          <table:table-cell office:value-type="float" office:value="-814.625">
            <text:p>-814.625</text:p>
          </table:table-cell>
          <table:table-cell office:value-type="float" office:value="930">
            <text:p>930</text:p>
          </table:table-cell>
          <table:table-cell office:value-type="float" office:value="1915.375">
            <text:p>1915.375</text:p>
          </table:table-cell>
          <table:table-cell office:value-type="float" office:value="-0.0605849323218801">
            <text:p>-0.0605849323</text:p>
          </table:table-cell>
          <table:table-cell office:value-type="float" office:value="0.0375605815831987">
            <text:p>0.0375605816</text:p>
          </table:table-cell>
          <table:table-cell office:value-type="float" office:value="0.0403814935064935">
            <text:p>0.0403814935</text:p>
          </table:table-cell>
          <table:table-cell office:value-type="float" office:value="0.795146983561335">
            <text:p>0.7951469836</text:p>
          </table:table-cell>
          <table:table-cell office:value-type="float" office:value="1.13422719822738">
            <text:p>1.1342271982</text:p>
          </table:table-cell>
          <table:table-cell office:value-type="float" office:value="1.14453133070764">
            <text:p>1.1445313307</text:p>
          </table:table-cell>
          <table:table-cell office:value-type="float" office:value="-11.0907336002515">
            <text:p>-11.0907336003</text:p>
          </table:table-cell>
          <table:table-cell office:value-type="float" office:value="18.7985558402895">
            <text:p>18.7985558403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2366">
            <text:p>12366</text:p>
          </table:table-cell>
          <table:table-cell office:value-type="float" office:value="24648">
            <text:p>24648</text:p>
          </table:table-cell>
          <table:table-cell office:value-type="float" office:value="47201">
            <text:p>47201</text:p>
          </table:table-cell>
          <table:table-cell office:value-type="float" office:value="-674.625">
            <text:p>-674.625</text:p>
          </table:table-cell>
          <table:table-cell office:value-type="float" office:value="481">
            <text:p>481</text:p>
          </table:table-cell>
          <table:table-cell office:value-type="float" office:value="2156">
            <text:p>2156</text:p>
          </table:table-cell>
          <table:table-cell office:value-type="float" office:value="-0.0545548277535177">
            <text:p>-0.0545548278</text:p>
          </table:table-cell>
          <table:table-cell office:value-type="float" office:value="0.0195147679324895">
            <text:p>0.0195147679</text:p>
          </table:table-cell>
          <table:table-cell office:value-type="float" office:value="0.0456769983686786">
            <text:p>0.0456769984</text:p>
          </table:table-cell>
          <table:table-cell office:value-type="float" office:value="0.814891512155871">
            <text:p>0.8148915122</text:p>
          </table:table-cell>
          <table:table-cell office:value-type="float" office:value="1.06904810705193">
            <text:p>1.0690481071</text:p>
          </table:table-cell>
          <table:table-cell office:value-type="float" office:value="1.16395881512312">
            <text:p>1.1639588151</text:p>
          </table:table-cell>
          <table:table-cell office:value-type="float" office:value="-12.3557011196645">
            <text:p>-12.3557011197</text:p>
          </table:table-cell>
          <table:table-cell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3392">
            <text:p>13392</text:p>
          </table:table-cell>
          <table:table-cell office:value-type="float" office:value="26416">
            <text:p>26416</text:p>
          </table:table-cell>
          <table:table-cell office:value-type="float" office:value="49896">
            <text:p>49896</text:p>
          </table:table-cell>
          <table:table-cell office:value-type="float" office:value="-270.5">
            <text:p>-270.5</text:p>
          </table:table-cell>
          <table:table-cell office:value-type="float" office:value="734.5">
            <text:p>734.5</text:p>
          </table:table-cell>
          <table:table-cell office:value-type="float" office:value="1742.125">
            <text:p>1742.125</text:p>
          </table:table-cell>
          <table:table-cell office:value-type="float" office:value="-0.0201986260454002">
            <text:p>-0.020198626</text:p>
          </table:table-cell>
          <table:table-cell office:value-type="float" office:value="0.0278051181102362">
            <text:p>0.0278051181</text:p>
          </table:table-cell>
          <table:table-cell office:value-type="float" office:value="0.0349151234567901">
            <text:p>0.0349151235</text:p>
          </table:table-cell>
          <table:table-cell office:value-type="float" office:value="0.930104458449578">
            <text:p>0.9301044584</text:p>
          </table:table-cell>
          <table:table-cell office:value-type="float" office:value="1.09883323758835">
            <text:p>1.0988332376</text:p>
          </table:table-cell>
          <table:table-cell office:value-type="float" office:value="1.12459230115693">
            <text:p>1.1245923012</text:p>
          </table:table-cell>
          <table:table-cell office:value-type="float" office:value="-33.9687987426215">
            <text:p>-33.9687987426</text:p>
          </table:table-cell>
          <table:table-cell office:value-type="float" office:value="25.2737517635682">
            <text:p>25.2737517636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2672">
            <text:p>12672</text:p>
          </table:table-cell>
          <table:table-cell office:value-type="float" office:value="26338">
            <text:p>26338</text:p>
          </table:table-cell>
          <table:table-cell office:value-type="float" office:value="53746">
            <text:p>53746</text:p>
          </table:table-cell>
          <table:table-cell office:value-type="float" office:value="-129.25">
            <text:p>-129.25</text:p>
          </table:table-cell>
          <table:table-cell office:value-type="float" office:value="468">
            <text:p>468</text:p>
          </table:table-cell>
          <table:table-cell office:value-type="float" office:value="1559.25">
            <text:p>1559.25</text:p>
          </table:table-cell>
          <table:table-cell office:value-type="float" office:value="-0.0101996527777778">
            <text:p>-0.0101996528</text:p>
          </table:table-cell>
          <table:table-cell office:value-type="float" office:value="0.0177690029615005">
            <text:p>0.017769003</text:p>
          </table:table-cell>
          <table:table-cell office:value-type="float" office:value="0.0290114613180516">
            <text:p>0.0290114613</text:p>
          </table:table-cell>
          <table:table-cell office:value-type="float" office:value="0.964505119794681">
            <text:p>0.9645051198</text:p>
          </table:table-cell>
          <table:table-cell office:value-type="float" office:value="1.06281035579909">
            <text:p>1.0628103558</text:p>
          </table:table-cell>
          <table:table-cell office:value-type="float" office:value="1.10318977779329">
            <text:p>1.103189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11286">
            <text:p>11286</text:p>
          </table:table-cell>
          <table:table-cell office:value-type="float" office:value="24840">
            <text:p>24840</text:p>
          </table:table-cell>
          <table:table-cell office:value-type="float" office:value="51898">
            <text:p>51898</text:p>
          </table:table-cell>
          <table:table-cell office:value-type="float" office:value="355.5">
            <text:p>355.5</text:p>
          </table:table-cell>
          <table:table-cell office:value-type="float" office:value="720">
            <text:p>720</text:p>
          </table:table-cell>
          <table:table-cell office:value-type="float" office:value="683.375">
            <text:p>683.375</text:p>
          </table:table-cell>
          <table:table-cell office:value-type="float" office:value="0.0314992025518341">
            <text:p>0.0314992026</text:p>
          </table:table-cell>
          <table:table-cell office:value-type="float" office:value="0.0289855072463768">
            <text:p>0.0289855072</text:p>
          </table:table-cell>
          <table:table-cell office:value-type="float" office:value="0.0131676557863501">
            <text:p>0.0131676558</text:p>
          </table:table-cell>
          <table:table-cell office:value-type="float" office:value="1.11219192046377">
            <text:p>1.1121919205</text:p>
          </table:table-cell>
          <table:table-cell office:value-type="float" office:value="1.10309598823777">
            <text:p>1.1030959882</text:p>
          </table:table-cell>
          <table:table-cell office:value-type="float" office:value="1.04642663408368">
            <text:p>1.0464266341</text:p>
          </table:table-cell>
          <table:table-cell office:value-type="float" office:value="22.3500117007141">
            <text:p>22.3500117007</text:p>
          </table:table-cell>
          <table:table-cell office:value-type="float" office:value="24.2585008793437">
            <text:p>24.2585008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13266">
            <text:p>13266</text:p>
          </table:table-cell>
          <table:table-cell office:value-type="float" office:value="26460">
            <text:p>26460</text:p>
          </table:table-cell>
          <table:table-cell office:value-type="float" office:value="55902">
            <text:p>55902</text:p>
          </table:table-cell>
          <table:table-cell office:value-type="float" office:value="540">
            <text:p>540</text:p>
          </table:table-cell>
          <table:table-cell office:value-type="float" office:value="882.5">
            <text:p>882.5</text:p>
          </table:table-cell>
          <table:table-cell office:value-type="float" office:value="1260.875">
            <text:p>1260.875</text:p>
          </table:table-cell>
          <table:table-cell office:value-type="float" office:value="0.0407055630936228">
            <text:p>0.0407055631</text:p>
          </table:table-cell>
          <table:table-cell office:value-type="float" office:value="0.0333522297808012">
            <text:p>0.0333522298</text:p>
          </table:table-cell>
          <table:table-cell office:value-type="float" office:value="0.0225550964187328">
            <text:p>0.0225550964</text:p>
          </table:table-cell>
          <table:table-cell office:value-type="float" office:value="1.14571707884655">
            <text:p>1.1457170788</text:p>
          </table:table-cell>
          <table:table-cell office:value-type="float" office:value="1.11891305184625">
            <text:p>1.1189130518</text:p>
          </table:table-cell>
          <table:table-cell office:value-type="float" office:value="1.0799399529195">
            <text:p>1.0799399529</text:p>
          </table:table-cell>
          <table:table-cell office:value-type="float" office:value="17.3725847358137">
            <text:p>17.3725847358</text:p>
          </table:table-cell>
          <table:table-cell office:value-type="float" office:value="21.1273124318754">
            <text:p>21.1273124319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85">
            <text:p>585</text:p>
          </table:table-cell>
          <table:table-cell office:value-type="float" office:value="15660">
            <text:p>15660</text:p>
          </table:table-cell>
          <table:table-cell office:value-type="float" office:value="28710">
            <text:p>28710</text:p>
          </table:table-cell>
          <table:table-cell office:value-type="float" office:value="59752">
            <text:p>59752</text:p>
          </table:table-cell>
          <table:table-cell office:value-type="float" office:value="184.5">
            <text:p>184.5</text:p>
          </table:table-cell>
          <table:table-cell office:value-type="float" office:value="338.25">
            <text:p>338.25</text:p>
          </table:table-cell>
          <table:table-cell office:value-type="float" office:value="539">
            <text:p>539</text:p>
          </table:table-cell>
          <table:table-cell table:number-columns-repeated="2" office:value-type="float" office:value="0.0117816091954023">
            <text:p>0.0117816092</text:p>
          </table:table-cell>
          <table:table-cell office:value-type="float" office:value="0.00902061855670103">
            <text:p>0.0090206186</text:p>
          </table:table-cell>
          <table:table-cell table:number-columns-repeated="2" office:value-type="float" office:value="1.04150769256177">
            <text:p>1.0415076926</text:p>
          </table:table-cell>
          <table:table-cell office:value-type="float" office:value="1.03173165320438">
            <text:p>1.0317316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6192">
            <text:p>16192</text:p>
          </table:table-cell>
          <table:table-cell office:value-type="float" office:value="28800">
            <text:p>28800</text:p>
          </table:table-cell>
          <table:table-cell office:value-type="float" office:value="57523">
            <text:p>57523</text:p>
          </table:table-cell>
          <table:table-cell office:value-type="float" office:value="356.5">
            <text:p>356.5</text:p>
          </table:table-cell>
          <table:table-cell office:value-type="float" office:value="782.5">
            <text:p>782.5</text:p>
          </table:table-cell>
          <table:table-cell office:value-type="float" office:value="753.375">
            <text:p>753.375</text:p>
          </table:table-cell>
          <table:table-cell office:value-type="float" office:value="0.0220170454545455">
            <text:p>0.0220170455</text:p>
          </table:table-cell>
          <table:table-cell office:value-type="float" office:value="0.0271701388888889">
            <text:p>0.0271701389</text:p>
          </table:table-cell>
          <table:table-cell office:value-type="float" office:value="0.0130969351389879">
            <text:p>0.0130969351</text:p>
          </table:table-cell>
          <table:table-cell office:value-type="float" office:value="1.07800976966038">
            <text:p>1.0780097697</text:p>
          </table:table-cell>
          <table:table-cell office:value-type="float" office:value="1.0965423903477">
            <text:p>1.0965423903</text:p>
          </table:table-cell>
          <table:table-cell office:value-type="float" office:value="1.04617547121813">
            <text:p>1.0461754712</text:p>
          </table:table-cell>
          <table:table-cell office:value-type="float" office:value="31.8276133930896">
            <text:p>31.8276133931</text:p>
          </table:table-cell>
          <table:table-cell office:value-type="float" office:value="25.8563846310834">
            <text:p>25.8563846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4421">
            <text:p>14421</text:p>
          </table:table-cell>
          <table:table-cell office:value-type="float" office:value="27808">
            <text:p>27808</text:p>
          </table:table-cell>
          <table:table-cell office:value-type="float" office:value="56170">
            <text:p>56170</text:p>
          </table:table-cell>
          <table:table-cell office:value-type="float" office:value="454.25">
            <text:p>454.25</text:p>
          </table:table-cell>
          <table:table-cell office:value-type="float" office:value="674">
            <text:p>674</text:p>
          </table:table-cell>
          <table:table-cell office:value-type="float" office:value="1399.125">
            <text:p>1399.125</text:p>
          </table:table-cell>
          <table:table-cell office:value-type="float" office:value="0.0314992025518341">
            <text:p>0.0314992026</text:p>
          </table:table-cell>
          <table:table-cell office:value-type="float" office:value="0.0242376294591484">
            <text:p>0.0242376295</text:p>
          </table:table-cell>
          <table:table-cell office:value-type="float" office:value="0.0249087591240876">
            <text:p>0.0249087591</text:p>
          </table:table-cell>
          <table:table-cell office:value-type="float" office:value="1.11219192046377">
            <text:p>1.1121919205</text:p>
          </table:table-cell>
          <table:table-cell office:value-type="float" office:value="1.08598312996335">
            <text:p>1.08598313</text:p>
          </table:table-cell>
          <table:table-cell office:value-type="float" office:value="1.08839673164527">
            <text:p>1.0883967316</text:p>
          </table:table-cell>
          <table:table-cell office:value-type="float" office:value="22.3500117007141">
            <text:p>22.3500117007</text:p>
          </table:table-cell>
          <table:table-cell office:value-type="float" office:value="28.9431677240856">
            <text:p>28.9431677241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6686">
            <text:p>16686</text:p>
          </table:table-cell>
          <table:table-cell office:value-type="float" office:value="30260">
            <text:p>30260</text:p>
          </table:table-cell>
          <table:table-cell office:value-type="float" office:value="59655">
            <text:p>59655</text:p>
          </table:table-cell>
          <table:table-cell office:value-type="float" office:value="847.125">
            <text:p>847.125</text:p>
          </table:table-cell>
          <table:table-cell office:value-type="float" office:value="1584.75">
            <text:p>1584.75</text:p>
          </table:table-cell>
          <table:table-cell office:value-type="float" office:value="1757.875">
            <text:p>1757.875</text:p>
          </table:table-cell>
          <table:table-cell office:value-type="float" office:value="0.0507686084142395">
            <text:p>0.0507686084</text:p>
          </table:table-cell>
          <table:table-cell office:value-type="float" office:value="0.0523711169861203">
            <text:p>0.052371117</text:p>
          </table:table-cell>
          <table:table-cell office:value-type="float" office:value="0.02946735395189">
            <text:p>0.029467354</text:p>
          </table:table-cell>
          <table:table-cell office:value-type="float" office:value="1.18274193458646">
            <text:p>1.1827419346</text:p>
          </table:table-cell>
          <table:table-cell office:value-type="float" office:value="1.18867466788439">
            <text:p>1.1886746679</text:p>
          </table:table-cell>
          <table:table-cell office:value-type="float" office:value="1.10483765573151">
            <text:p>1.1048376557</text:p>
          </table:table-cell>
          <table:table-cell office:value-type="float" office:value="13.9967795870693">
            <text:p>13.9967795871</text:p>
          </table:table-cell>
          <table:table-cell office:value-type="float" office:value="13.5789201532552">
            <text:p>13.5789201533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4868">
            <text:p>14868</text:p>
          </table:table-cell>
          <table:table-cell office:value-type="float" office:value="30628">
            <text:p>30628</text:p>
          </table:table-cell>
          <table:table-cell office:value-type="float" office:value="59976">
            <text:p>59976</text:p>
          </table:table-cell>
          <table:table-cell office:value-type="float" office:value="449.875">
            <text:p>449.875</text:p>
          </table:table-cell>
          <table:table-cell office:value-type="float" office:value="484.25">
            <text:p>484.25</text:p>
          </table:table-cell>
          <table:table-cell office:value-type="float" office:value="1089">
            <text:p>1089</text:p>
          </table:table-cell>
          <table:table-cell office:value-type="float" office:value="0.0302579365079365">
            <text:p>0.0302579365</text:p>
          </table:table-cell>
          <table:table-cell office:value-type="float" office:value="0.0158106960950764">
            <text:p>0.0158106961</text:p>
          </table:table-cell>
          <table:table-cell office:value-type="float" office:value="0.0181572629051621">
            <text:p>0.0181572629</text:p>
          </table:table-cell>
          <table:table-cell office:value-type="float" office:value="1.10769724151235">
            <text:p>1.1076972415</text:p>
          </table:table-cell>
          <table:table-cell office:value-type="float" office:value="1.05582739343035">
            <text:p>1.0558273934</text:p>
          </table:table-cell>
          <table:table-cell office:value-type="float" office:value="1.06419660511263">
            <text:p>1.0641966051</text:p>
          </table:table-cell>
          <table:table-cell office:value-type="float" office:value="23.2527979332549">
            <text:p>23.2527979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4094">
            <text:p>14094</text:p>
          </table:table-cell>
          <table:table-cell office:value-type="float" office:value="29328">
            <text:p>29328</text:p>
          </table:table-cell>
          <table:table-cell office:value-type="float" office:value="61740">
            <text:p>61740</text:p>
          </table:table-cell>
          <table:table-cell office:value-type="float" office:value="617.375">
            <text:p>617.375</text:p>
          </table:table-cell>
          <table:table-cell office:value-type="float" office:value="1395.25">
            <text:p>1395.25</text:p>
          </table:table-cell>
          <table:table-cell office:value-type="float" office:value="1044">
            <text:p>1044</text:p>
          </table:table-cell>
          <table:table-cell office:value-type="float" office:value="0.0438041010359018">
            <text:p>0.043804101</text:p>
          </table:table-cell>
          <table:table-cell office:value-type="float" office:value="0.0475739907255865">
            <text:p>0.0475739907</text:p>
          </table:table-cell>
          <table:table-cell office:value-type="float" office:value="0.0169096209912536">
            <text:p>0.016909621</text:p>
          </table:table-cell>
          <table:table-cell office:value-type="float" office:value="1.15707520019008">
            <text:p>1.1570752002</text:p>
          </table:table-cell>
          <table:table-cell office:value-type="float" office:value="1.17094500534293">
            <text:p>1.1709450053</text:p>
          </table:table-cell>
          <table:table-cell office:value-type="float" office:value="1.05974410662224">
            <text:p>1.0597441066</text:p>
          </table:table-cell>
          <table:table-cell office:value-type="float" office:value="16.1678937899484">
            <text:p>16.1678937899</text:p>
          </table:table-cell>
          <table:table-cell office:value-type="float" office:value="14.9137658026117">
            <text:p>14.9137658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5266">
            <text:p>15266</text:p>
          </table:table-cell>
          <table:table-cell office:value-type="float" office:value="31954">
            <text:p>31954</text:p>
          </table:table-cell>
          <table:table-cell office:value-type="float" office:value="62568">
            <text:p>62568</text:p>
          </table:table-cell>
          <table:table-cell office:value-type="float" office:value="954.625">
            <text:p>954.625</text:p>
          </table:table-cell>
          <table:table-cell office:value-type="float" office:value="318.875">
            <text:p>318.875</text:p>
          </table:table-cell>
          <table:table-cell office:value-type="float" office:value="400.5">
            <text:p>400.5</text:p>
          </table:table-cell>
          <table:table-cell office:value-type="float" office:value="0.0625327525219442">
            <text:p>0.0625327525</text:p>
          </table:table-cell>
          <table:table-cell office:value-type="float" office:value="0.0099791888339488">
            <text:p>0.0099791888</text:p>
          </table:table-cell>
          <table:table-cell office:value-type="float" office:value="0.00640103567318757">
            <text:p>0.0064010357</text:p>
          </table:table-cell>
          <table:table-cell office:value-type="float" office:value="1.22652891029723">
            <text:p>1.2265289103</text:p>
          </table:table-cell>
          <table:table-cell office:value-type="float" office:value="1.03512234597">
            <text:p>1.035122346</text:p>
          </table:table-cell>
          <table:table-cell office:value-type="float" office:value="1.02248393244123">
            <text:p>1.0224839324</text:p>
          </table:table-cell>
          <table:table-cell office:value-type="float" office:value="11.4276163485829">
            <text:p>11.4276163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0043">
            <text:p>20043</text:p>
          </table:table-cell>
          <table:table-cell office:value-type="float" office:value="36540">
            <text:p>36540</text:p>
          </table:table-cell>
          <table:table-cell office:value-type="float" office:value="68306">
            <text:p>68306</text:p>
          </table:table-cell>
          <table:table-cell office:value-type="float" office:value="1437.625">
            <text:p>1437.625</text:p>
          </table:table-cell>
          <table:table-cell office:value-type="float" office:value="584.375">
            <text:p>584.375</text:p>
          </table:table-cell>
          <table:table-cell office:value-type="float" office:value="1240.25">
            <text:p>1240.25</text:p>
          </table:table-cell>
          <table:table-cell office:value-type="float" office:value="0.0717270368707279">
            <text:p>0.0717270369</text:p>
          </table:table-cell>
          <table:table-cell office:value-type="float" office:value="0.0159927476737822">
            <text:p>0.0159927477</text:p>
          </table:table-cell>
          <table:table-cell office:value-type="float" office:value="0.0181572629051621">
            <text:p>0.0181572629</text:p>
          </table:table-cell>
          <table:table-cell office:value-type="float" office:value="1.26112837397133">
            <text:p>1.261128374</text:p>
          </table:table-cell>
          <table:table-cell office:value-type="float" office:value="1.05647592209543">
            <text:p>1.0564759221</text:p>
          </table:table-cell>
          <table:table-cell office:value-type="float" office:value="1.06419660511263">
            <text:p>1.0641966051</text:p>
          </table:table-cell>
          <table:table-cell office:value-type="float" office:value="10.0062533189088">
            <text:p>10.0062533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8998">
            <text:p>18998</text:p>
          </table:table-cell>
          <table:table-cell office:value-type="float" office:value="34758">
            <text:p>34758</text:p>
          </table:table-cell>
          <table:table-cell office:value-type="float" office:value="70315">
            <text:p>70315</text:p>
          </table:table-cell>
          <table:table-cell office:value-type="float" office:value="-539.375">
            <text:p>-539.375</text:p>
          </table:table-cell>
          <table:table-cell office:value-type="float" office:value="1679.625">
            <text:p>1679.625</text:p>
          </table:table-cell>
          <table:table-cell office:value-type="float" office:value="1189">
            <text:p>1189</text:p>
          </table:table-cell>
          <table:table-cell office:value-type="float" office:value="-0.028391146436467">
            <text:p>-0.0283911464</text:p>
          </table:table-cell>
          <table:table-cell office:value-type="float" office:value="0.0483234075608493">
            <text:p>0.0483234076</text:p>
          </table:table-cell>
          <table:table-cell office:value-type="float" office:value="0.0169096209912536">
            <text:p>0.016909621</text:p>
          </table:table-cell>
          <table:table-cell office:value-type="float" office:value="0.90221085957648">
            <text:p>0.9022108596</text:p>
          </table:table-cell>
          <table:table-cell office:value-type="float" office:value="1.17370882383082">
            <text:p>1.1737088238</text:p>
          </table:table-cell>
          <table:table-cell office:value-type="float" office:value="1.05974410662224">
            <text:p>1.0597441066</text:p>
          </table:table-cell>
          <table:table-cell office:value-type="float" office:value="-24.0659646406295">
            <text:p>-24.0659646406</text:p>
          </table:table-cell>
          <table:table-cell office:value-type="float" office:value="14.6877695958665">
            <text:p>14.6877695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8009">
            <text:p>18009</text:p>
          </table:table-cell>
          <table:table-cell office:value-type="float" office:value="36197">
            <text:p>36197</text:p>
          </table:table-cell>
          <table:table-cell office:value-type="float" office:value="71258">
            <text:p>71258</text:p>
          </table:table-cell>
          <table:table-cell office:value-type="float" office:value="-308.75">
            <text:p>-308.75</text:p>
          </table:table-cell>
          <table:table-cell office:value-type="float" office:value="2489.625">
            <text:p>2489.625</text:p>
          </table:table-cell>
          <table:table-cell office:value-type="float" office:value="2619.5">
            <text:p>2619.5</text:p>
          </table:table-cell>
          <table:table-cell office:value-type="float" office:value="-0.0171442056749403">
            <text:p>-0.0171442057</text:p>
          </table:table-cell>
          <table:table-cell office:value-type="float" office:value="0.0687798712600492">
            <text:p>0.0687798713</text:p>
          </table:table-cell>
          <table:table-cell office:value-type="float" office:value="0.0367607847539925">
            <text:p>0.0367607848</text:p>
          </table:table-cell>
          <table:table-cell office:value-type="float" office:value="0.940571370762629">
            <text:p>0.9405713708</text:p>
          </table:table-cell>
          <table:table-cell office:value-type="float" office:value="1.25000166396365">
            <text:p>1.250001664</text:p>
          </table:table-cell>
          <table:table-cell office:value-type="float" office:value="1.1313114030186">
            <text:p>1.131311403</text:p>
          </table:table-cell>
          <table:table-cell office:value-type="float" office:value="0">
            <text:p>0</text:p>
          </table:table-cell>
          <table:table-cell office:value-type="float" office:value="10.420493771764">
            <text:p>10.4204937718</text:p>
          </table:table-cell>
          <table:table-cell office:value-type="float" office:value="19.2001026981491">
            <text:p>19.200102698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6697">
            <text:p>16697</text:p>
          </table:table-cell>
          <table:table-cell office:value-type="float" office:value="35891">
            <text:p>35891</text:p>
          </table:table-cell>
          <table:table-cell office:value-type="float" office:value="72980">
            <text:p>72980</text:p>
          </table:table-cell>
          <table:table-cell office:value-type="float" office:value="-263.25">
            <text:p>-263.25</text:p>
          </table:table-cell>
          <table:table-cell office:value-type="float" office:value="2164.375">
            <text:p>2164.375</text:p>
          </table:table-cell>
          <table:table-cell office:value-type="float" office:value="2208.375">
            <text:p>2208.375</text:p>
          </table:table-cell>
          <table:table-cell office:value-type="float" office:value="-0.0157663053243098">
            <text:p>-0.0157663053</text:p>
          </table:table-cell>
          <table:table-cell office:value-type="float" office:value="0.0603041152378034">
            <text:p>0.0603041152</text:p>
          </table:table-cell>
          <table:table-cell office:value-type="float" office:value="0.0302600027404768">
            <text:p>0.0302600027</text:p>
          </table:table-cell>
          <table:table-cell office:value-type="float" office:value="0.945305141076731">
            <text:p>0.9453051411</text:p>
          </table:table-cell>
          <table:table-cell office:value-type="float" office:value="1.21819211250896">
            <text:p>1.2181921125</text:p>
          </table:table-cell>
          <table:table-cell office:value-type="float" office:value="1.10770471841274">
            <text:p>1.1077047184</text:p>
          </table:table-cell>
          <table:table-cell office:value-type="float" office:value="0">
            <text:p>0</text:p>
          </table:table-cell>
          <table:table-cell office:value-type="float" office:value="11.8373851549848">
            <text:p>11.837385155</text:p>
          </table:table-cell>
          <table:table-cell office:value-type="float" office:value="23.2512336026263">
            <text:p>23.251233602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9670">
            <text:p>19670</text:p>
          </table:table-cell>
          <table:table-cell office:value-type="float" office:value="40196">
            <text:p>40196</text:p>
          </table:table-cell>
          <table:table-cell office:value-type="float" office:value="85844">
            <text:p>85844</text:p>
          </table:table-cell>
          <table:table-cell office:value-type="float" office:value="-311">
            <text:p>-311</text:p>
          </table:table-cell>
          <table:table-cell office:value-type="float" office:value="-2299.4">
            <text:p>-2299.4</text:p>
          </table:table-cell>
          <table:table-cell office:value-type="float" office:value="2643.875">
            <text:p>2643.875</text:p>
          </table:table-cell>
          <table:table-cell office:value-type="float" office:value="-0.0158108795119471">
            <text:p>-0.0158108795</text:p>
          </table:table-cell>
          <table:table-cell office:value-type="float" office:value="-0.0572046969847746">
            <text:p>-0.057204697</text:p>
          </table:table-cell>
          <table:table-cell office:value-type="float" office:value="0.0307985997856577">
            <text:p>0.0307985998</text:p>
          </table:table-cell>
          <table:table-cell office:value-type="float" office:value="0.94515189017363">
            <text:p>0.9451518902</text:p>
          </table:table-cell>
          <table:table-cell office:value-type="float" office:value="0.806197420173244">
            <text:p>0.8061974202</text:p>
          </table:table-cell>
          <table:table-cell office:value-type="float" office:value="1.10965426459737">
            <text:p>1.1096542646</text:p>
          </table:table-cell>
          <table:table-cell office:value-type="float" office:value="0">
            <text:p>0</text:p>
          </table:table-cell>
          <table:table-cell office:value-type="float" office:value="-11.766986773572">
            <text:p>-11.7669867736</text:p>
          </table:table-cell>
          <table:table-cell office:value-type="float" office:value="22.8506232029802">
            <text:p>22.85062320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5695">
            <text:p>15695</text:p>
          </table:table-cell>
          <table:table-cell office:value-type="float" office:value="33735">
            <text:p>33735</text:p>
          </table:table-cell>
          <table:table-cell office:value-type="float" office:value="68552">
            <text:p>68552</text:p>
          </table:table-cell>
          <table:table-cell office:value-type="float" office:value="-23.5714285714286">
            <text:p>-23.5714285714</text:p>
          </table:table-cell>
          <table:table-cell office:value-type="float" office:value="1656.14285714286">
            <text:p>1656.1428571429</text:p>
          </table:table-cell>
          <table:table-cell office:value-type="float" office:value="1428.28571428571">
            <text:p>1428.2857142857</text:p>
          </table:table-cell>
          <table:table-cell office:value-type="float" office:value="-0.00150184317116461">
            <text:p>-0.0015018432</text:p>
          </table:table-cell>
          <table:table-cell office:value-type="float" office:value="0.0490927184568803">
            <text:p>0.0490927185</text:p>
          </table:table-cell>
          <table:table-cell office:value-type="float" office:value="0.020835069936482">
            <text:p>0.0208350699</text:p>
          </table:table-cell>
          <table:table-cell office:value-type="float" office:value="0.994747969745429">
            <text:p>0.9947479697</text:p>
          </table:table-cell>
          <table:table-cell office:value-type="float" office:value="1.17654830080983">
            <text:p>1.1765483008</text:p>
          </table:table-cell>
          <table:table-cell office:value-type="float" office:value="1.07377358105063">
            <text:p>1.0737735811</text:p>
          </table:table-cell>
          <table:table-cell office:value-type="float" office:value="0">
            <text:p>0</text:p>
          </table:table-cell>
          <table:table-cell office:value-type="float" office:value="14.4629497919678">
            <text:p>14.462949792</text:p>
          </table:table-cell>
          <table:table-cell office:value-type="float" office:value="33.6136740072524">
            <text:p>33.613674007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4875">
            <text:p>14875</text:p>
          </table:table-cell>
          <table:table-cell office:value-type="float" office:value="38307">
            <text:p>38307</text:p>
          </table:table-cell>
          <table:table-cell office:value-type="float" office:value="79560">
            <text:p>79560</text:p>
          </table:table-cell>
          <table:table-cell office:value-type="float" office:value="0">
            <text:p>0</text:p>
          </table:table-cell>
          <table:table-cell office:value-type="float" office:value="1429.5">
            <text:p>1429.5</text:p>
          </table:table-cell>
          <table:table-cell office:value-type="float" office:value="2968.83333333333">
            <text:p>2968.8333333333</text:p>
          </table:table-cell>
          <table:table-cell office:value-type="float" office:value="0">
            <text:p>0</text:p>
          </table:table-cell>
          <table:table-cell office:value-type="float" office:value="0.0373169394627614">
            <text:p>0.0373169395</text:p>
          </table:table-cell>
          <table:table-cell office:value-type="float" office:value="0.0373156527568292">
            <text:p>0.0373156528</text:p>
          </table:table-cell>
          <table:table-cell office:value-type="float" office:value="0.82">
            <text:p>0.82</text:p>
          </table:table-cell>
          <table:table-cell office:value-type="float" office:value="1.13333869390256">
            <text:p>1.1333386939</text:p>
          </table:table-cell>
          <table:table-cell office:value-type="float" office:value="1.13333400221261">
            <text:p>1.1333340022</text:p>
          </table:table-cell>
          <table:table-cell office:value-type="float" office:value="0">
            <text:p>0</text:p>
          </table:table-cell>
          <table:table-cell office:value-type="float" office:value="18.9190562145973">
            <text:p>18.9190562146</text:p>
          </table:table-cell>
          <table:table-cell office:value-type="float" office:value="18.9196967693837">
            <text:p>18.919696769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4098">
            <text:p>14098</text:p>
          </table:table-cell>
          <table:table-cell office:value-type="float" office:value="39312">
            <text:p>39312</text:p>
          </table:table-cell>
          <table:table-cell office:value-type="float" office:value="81649">
            <text:p>81649</text:p>
          </table:table-cell>
          <table:table-cell office:value-type="float" office:value="0">
            <text:p>0</text:p>
          </table:table-cell>
          <table:table-cell office:value-type="float" office:value="897.6">
            <text:p>897.6</text:p>
          </table:table-cell>
          <table:table-cell office:value-type="float" office:value="1864.2">
            <text:p>1864.2</text:p>
          </table:table-cell>
          <table:table-cell office:value-type="float" office:value="0">
            <text:p>0</text:p>
          </table:table-cell>
          <table:table-cell office:value-type="float" office:value="0.0228327228327228">
            <text:p>0.0228327228</text:p>
          </table:table-cell>
          <table:table-cell office:value-type="float" office:value="0.0228318779164472">
            <text:p>0.0228318779</text:p>
          </table:table-cell>
          <table:table-cell office:value-type="float" office:value="0.82">
            <text:p>0.82</text:p>
          </table:table-cell>
          <table:table-cell office:value-type="float" office:value="1.08093634304916">
            <text:p>1.080936343</text:p>
          </table:table-cell>
          <table:table-cell office:value-type="float" office:value="1.08093331021998">
            <text:p>1.0809333102</text:p>
          </table:table-cell>
          <table:table-cell office:value-type="float" office:value="0">
            <text:p>0</text:p>
          </table:table-cell>
          <table:table-cell office:value-type="float" office:value="30.7028920698043">
            <text:p>30.7028920698</text:p>
          </table:table-cell>
          <table:table-cell office:value-type="float" office:value="30.7040155314324">
            <text:p>30.704015531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5">
            <text:p>5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3362">
            <text:p>13362</text:p>
          </table:table-cell>
          <table:table-cell office:value-type="float" office:value="39787">
            <text:p>39787</text:p>
          </table:table-cell>
          <table:table-cell office:value-type="float" office:value="85158">
            <text:p>85158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5">
            <text:p>5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2664">
            <text:p>12664</text:p>
          </table:table-cell>
          <table:table-cell office:value-type="float" office:value="40676">
            <text:p>40676</text:p>
          </table:table-cell>
          <table:table-cell office:value-type="float" office:value="88818">
            <text:p>88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5">
            <text:p>5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2003">
            <text:p>12003</text:p>
          </table:table-cell>
          <table:table-cell office:value-type="float" office:value="41082">
            <text:p>41082</text:p>
          </table:table-cell>
          <table:table-cell office:value-type="float" office:value="92636">
            <text:p>92636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89.5">
            <text:p>189.5</text:p>
          </table:table-cell>
          <table:table-cell office:value-type="float" office:value="10194.5">
            <text:p>10194.5</text:p>
          </table:table-cell>
          <table:table-cell office:value-type="float" office:value="24467.75">
            <text:p>24467.75</text:p>
          </table:table-cell>
          <table:table-cell office:value-type="float" office:value="26.0525">
            <text:p>26.0525</text:p>
          </table:table-cell>
          <table:table-cell table:number-columns-repeated="3" office:value-type="float" office:value="5">
            <text:p>5</text:p>
          </table:table-cell>
          <table:table-cell office:value-type="float" office:value="826">
            <text:p>826</text:p>
          </table:table-cell>
          <table:table-cell table:number-columns-repeated="2" office:value-type="float" office:value="1697">
            <text:p>1697</text:p>
          </table:table-cell>
          <table:table-cell office:value-type="float" office:value="11376">
            <text:p>11376</text:p>
          </table:table-cell>
          <table:table-cell office:value-type="float" office:value="42069">
            <text:p>42069</text:p>
          </table:table-cell>
          <table:table-cell office:value-type="float" office:value="96617">
            <text:p>96617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5">
            <text:p>205</text:p>
          </table:table-cell>
          <table:table-cell office:value-type="float" office:value="10311.3333333333">
            <text:p>10311.3333333333</text:p>
          </table:table-cell>
          <table:table-cell office:value-type="float" office:value="26581.6666666667">
            <text:p>26581.6666666667</text:p>
          </table:table-cell>
          <table:table-cell office:value-type="float" office:value="25.6766666666667">
            <text:p>25.6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783">
            <text:p>783</text:p>
          </table:table-cell>
          <table:table-cell table:number-columns-repeated="2" office:value-type="float" office:value="1672">
            <text:p>1672</text:p>
          </table:table-cell>
          <table:table-cell office:value-type="float" office:value="10782">
            <text:p>10782</text:p>
          </table:table-cell>
          <table:table-cell office:value-type="float" office:value="43079">
            <text:p>43079</text:p>
          </table:table-cell>
          <table:table-cell office:value-type="float" office:value="100770">
            <text:p>100770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1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2.3">
            <text:p>22.3</text:p>
          </table:table-cell>
          <table:table-cell office:value-type="float" office:value="27.5">
            <text:p>27.5</text:p>
          </table:table-cell>
          <table:table-cell office:value-type="float" office:value="48.9">
            <text:p>48.9</text:p>
          </table:table-cell>
          <table:table-cell office:value-type="float" office:value="21966">
            <text:p>21966</text:p>
          </table:table-cell>
          <table:table-cell office:value-type="float" office:value="26786">
            <text:p>26786</text:p>
          </table:table-cell>
          <table:table-cell office:value-type="float" office:value="28820">
            <text:p>288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1:55.18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158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498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398">
                <text:p>10398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543">
                <text:p>7543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48">
                <text:p>7248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326">
                <text:p>7326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433">
                <text:p>7433</text:p>
              </table:table-cell>
              <table:table-cell office:value-type="float" office:value="9696">
                <text:p>9696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68">
                <text:p>7468</text:p>
              </table:table-cell>
              <table:table-cell office:value-type="float" office:value="9833">
                <text:p>9833</text:p>
              </table:table-cell>
              <table:table-cell office:value-type="float" office:value="14439">
                <text:p>144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48">
                <text:p>7248</text:p>
              </table:table-cell>
              <table:table-cell office:value-type="float" office:value="10235">
                <text:p>10235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46">
                <text:p>7346</text:p>
              </table:table-cell>
              <table:table-cell office:value-type="float" office:value="10996">
                <text:p>10996</text:p>
              </table:table-cell>
              <table:table-cell office:value-type="float" office:value="15171">
                <text:p>1517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343">
                <text:p>10343</text:p>
              </table:table-cell>
              <table:table-cell office:value-type="float" office:value="14647">
                <text:p>146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78">
                <text:p>7578</text:p>
              </table:table-cell>
              <table:table-cell office:value-type="float" office:value="10600">
                <text:p>1060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46">
                <text:p>7346</text:p>
              </table:table-cell>
              <table:table-cell office:value-type="float" office:value="11232">
                <text:p>11232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78">
                <text:p>7378</text:p>
              </table:table-cell>
              <table:table-cell office:value-type="float" office:value="11138">
                <text:p>11138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930">
                <text:p>10930</text:p>
              </table:table-cell>
              <table:table-cell office:value-type="float" office:value="16757">
                <text:p>1675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110">
                <text:p>8110</text:p>
              </table:table-cell>
              <table:table-cell office:value-type="float" office:value="11018">
                <text:p>11018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680">
                <text:p>8680</text:p>
              </table:table-cell>
              <table:table-cell office:value-type="float" office:value="11690">
                <text:p>11690</text:p>
              </table:table-cell>
              <table:table-cell office:value-type="float" office:value="16756">
                <text:p>1675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14">
                <text:p>8714</text:p>
              </table:table-cell>
              <table:table-cell office:value-type="float" office:value="11147">
                <text:p>11147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0930">
                <text:p>10930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268">
                <text:p>8268</text:p>
              </table:table-cell>
              <table:table-cell office:value-type="float" office:value="11008">
                <text:p>11008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678">
                <text:p>8678</text:p>
              </table:table-cell>
              <table:table-cell office:value-type="float" office:value="11220">
                <text:p>11220</text:p>
              </table:table-cell>
              <table:table-cell office:value-type="float" office:value="16846">
                <text:p>1684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40">
                <text:p>8640</text:p>
              </table:table-cell>
              <table:table-cell office:value-type="float" office:value="11147">
                <text:p>11147</text:p>
              </table:table-cell>
              <table:table-cell office:value-type="float" office:value="16485">
                <text:p>1648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20">
                <text:p>8220</text:p>
              </table:table-cell>
              <table:table-cell office:value-type="float" office:value="11742">
                <text:p>11742</text:p>
              </table:table-cell>
              <table:table-cell office:value-type="float" office:value="18794">
                <text:p>1879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954">
                <text:p>7954</text:p>
              </table:table-cell>
              <table:table-cell office:value-type="float" office:value="12492">
                <text:p>12492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720">
                <text:p>1172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645">
                <text:p>11645</text:p>
              </table:table-cell>
              <table:table-cell office:value-type="float" office:value="16369">
                <text:p>1636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448">
                <text:p>11448</text:p>
              </table:table-cell>
              <table:table-cell office:value-type="float" office:value="19149">
                <text:p>1914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697">
                <text:p>11697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70">
                <text:p>8070</text:p>
              </table:table-cell>
              <table:table-cell office:value-type="float" office:value="11624">
                <text:p>11624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961">
                <text:p>8961</text:p>
              </table:table-cell>
              <table:table-cell office:value-type="float" office:value="12570">
                <text:p>12570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5">
                <text:p>8675</text:p>
              </table:table-cell>
              <table:table-cell office:value-type="float" office:value="13306">
                <text:p>13306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24">
                <text:p>8724</text:p>
              </table:table-cell>
              <table:table-cell office:value-type="float" office:value="12120">
                <text:p>12120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648">
                <text:p>8648</text:p>
              </table:table-cell>
              <table:table-cell office:value-type="float" office:value="13628">
                <text:p>13628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642">
                <text:p>14642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274">
                <text:p>14274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24">
                <text:p>8724</text:p>
              </table:table-cell>
              <table:table-cell office:value-type="float" office:value="14618">
                <text:p>14618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607">
                <text:p>16607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80">
                <text:p>11380</text:p>
              </table:table-cell>
              <table:table-cell office:value-type="float" office:value="15796">
                <text:p>15796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946">
                <text:p>15946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62">
                <text:p>17862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9">
                <text:p>10889</text:p>
              </table:table-cell>
              <table:table-cell office:value-type="float" office:value="18500">
                <text:p>18500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9039">
                <text:p>19039</text:p>
              </table:table-cell>
              <table:table-cell office:value-type="float" office:value="29452">
                <text:p>2945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558">
                <text:p>18558</text:p>
              </table:table-cell>
              <table:table-cell office:value-type="float" office:value="30402">
                <text:p>304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53">
                <text:p>13653</text:p>
              </table:table-cell>
              <table:table-cell office:value-type="float" office:value="19020">
                <text:p>19020</text:p>
              </table:table-cell>
              <table:table-cell office:value-type="float" office:value="32235">
                <text:p>3223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5065">
                <text:p>15065</text:p>
              </table:table-cell>
              <table:table-cell office:value-type="float" office:value="19844">
                <text:p>19844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778">
                <text:p>20778</text:p>
              </table:table-cell>
              <table:table-cell office:value-type="float" office:value="30508">
                <text:p>305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0">
                <text:p>14000</text:p>
              </table:table-cell>
              <table:table-cell office:value-type="float" office:value="20855">
                <text:p>20855</text:p>
              </table:table-cell>
              <table:table-cell office:value-type="float" office:value="29508">
                <text:p>2950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716">
                <text:p>22716</text:p>
              </table:table-cell>
              <table:table-cell office:value-type="float" office:value="32414">
                <text:p>3241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3140">
                <text:p>23140</text:p>
              </table:table-cell>
              <table:table-cell office:value-type="float" office:value="34427">
                <text:p>3442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715">
                <text:p>21715</text:p>
              </table:table-cell>
              <table:table-cell office:value-type="float" office:value="36801">
                <text:p>3680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1240">
                <text:p>21240</text:p>
              </table:table-cell>
              <table:table-cell office:value-type="float" office:value="34449">
                <text:p>3444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2700">
                <text:p>22700</text:p>
              </table:table-cell>
              <table:table-cell office:value-type="float" office:value="32315">
                <text:p>3231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95">
                <text:p>15795</text:p>
              </table:table-cell>
              <table:table-cell office:value-type="float" office:value="22829">
                <text:p>22829</text:p>
              </table:table-cell>
              <table:table-cell office:value-type="float" office:value="33217">
                <text:p>3321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204">
                <text:p>16204</text:p>
              </table:table-cell>
              <table:table-cell office:value-type="float" office:value="21844">
                <text:p>21844</text:p>
              </table:table-cell>
              <table:table-cell office:value-type="float" office:value="35397">
                <text:p>3539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555">
                <text:p>15555</text:p>
              </table:table-cell>
              <table:table-cell office:value-type="float" office:value="23415">
                <text:p>23415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7012">
                <text:p>17012</text:p>
              </table:table-cell>
              <table:table-cell office:value-type="float" office:value="22630">
                <text:p>22630</text:p>
              </table:table-cell>
              <table:table-cell office:value-type="float" office:value="37485">
                <text:p>3748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5795">
                <text:p>15795</text:p>
              </table:table-cell>
              <table:table-cell office:value-type="float" office:value="23052">
                <text:p>23052</text:p>
              </table:table-cell>
              <table:table-cell office:value-type="float" office:value="37116">
                <text:p>3711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5502">
                <text:p>15502</text:p>
              </table:table-cell>
              <table:table-cell office:value-type="float" office:value="24154">
                <text:p>24154</text:p>
              </table:table-cell>
              <table:table-cell office:value-type="float" office:value="38952">
                <text:p>3895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6551">
                <text:p>16551</text:p>
              </table:table-cell>
              <table:table-cell office:value-type="float" office:value="24244">
                <text:p>24244</text:p>
              </table:table-cell>
              <table:table-cell office:value-type="float" office:value="45815">
                <text:p>4581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7234">
                <text:p>17234</text:p>
              </table:table-cell>
              <table:table-cell office:value-type="float" office:value="25608">
                <text:p>25608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3446">
                <text:p>13446</text:p>
              </table:table-cell>
              <table:table-cell office:value-type="float" office:value="24760">
                <text:p>24760</text:p>
              </table:table-cell>
              <table:table-cell office:value-type="float" office:value="47432">
                <text:p>4743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2366">
                <text:p>12366</text:p>
              </table:table-cell>
              <table:table-cell office:value-type="float" office:value="24648">
                <text:p>24648</text:p>
              </table:table-cell>
              <table:table-cell office:value-type="float" office:value="47201">
                <text:p>4720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3392">
                <text:p>13392</text:p>
              </table:table-cell>
              <table:table-cell office:value-type="float" office:value="26416">
                <text:p>26416</text:p>
              </table:table-cell>
              <table:table-cell office:value-type="float" office:value="49896">
                <text:p>4989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2672">
                <text:p>12672</text:p>
              </table:table-cell>
              <table:table-cell office:value-type="float" office:value="26338">
                <text:p>26338</text:p>
              </table:table-cell>
              <table:table-cell office:value-type="float" office:value="53746">
                <text:p>5374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286">
                <text:p>11286</text:p>
              </table:table-cell>
              <table:table-cell office:value-type="float" office:value="24840">
                <text:p>24840</text:p>
              </table:table-cell>
              <table:table-cell office:value-type="float" office:value="51898">
                <text:p>5189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3266">
                <text:p>13266</text:p>
              </table:table-cell>
              <table:table-cell office:value-type="float" office:value="26460">
                <text:p>26460</text:p>
              </table:table-cell>
              <table:table-cell office:value-type="float" office:value="55902">
                <text:p>5590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5660">
                <text:p>15660</text:p>
              </table:table-cell>
              <table:table-cell office:value-type="float" office:value="28710">
                <text:p>28710</text:p>
              </table:table-cell>
              <table:table-cell office:value-type="float" office:value="59752">
                <text:p>5975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8800">
                <text:p>28800</text:p>
              </table:table-cell>
              <table:table-cell office:value-type="float" office:value="57523">
                <text:p>5752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7808">
                <text:p>27808</text:p>
              </table:table-cell>
              <table:table-cell office:value-type="float" office:value="56170">
                <text:p>5617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6686">
                <text:p>16686</text:p>
              </table:table-cell>
              <table:table-cell office:value-type="float" office:value="30260">
                <text:p>30260</text:p>
              </table:table-cell>
              <table:table-cell office:value-type="float" office:value="59655">
                <text:p>5965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4868">
                <text:p>14868</text:p>
              </table:table-cell>
              <table:table-cell office:value-type="float" office:value="30628">
                <text:p>30628</text:p>
              </table:table-cell>
              <table:table-cell office:value-type="float" office:value="59976">
                <text:p>599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094">
                <text:p>14094</text:p>
              </table:table-cell>
              <table:table-cell office:value-type="float" office:value="29328">
                <text:p>29328</text:p>
              </table:table-cell>
              <table:table-cell office:value-type="float" office:value="61740">
                <text:p>6174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5266">
                <text:p>15266</text:p>
              </table:table-cell>
              <table:table-cell office:value-type="float" office:value="31954">
                <text:p>31954</text:p>
              </table:table-cell>
              <table:table-cell office:value-type="float" office:value="62568">
                <text:p>625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0043">
                <text:p>20043</text:p>
              </table:table-cell>
              <table:table-cell office:value-type="float" office:value="36540">
                <text:p>36540</text:p>
              </table:table-cell>
              <table:table-cell office:value-type="float" office:value="68306">
                <text:p>683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8998">
                <text:p>18998</text:p>
              </table:table-cell>
              <table:table-cell office:value-type="float" office:value="34758">
                <text:p>34758</text:p>
              </table:table-cell>
              <table:table-cell office:value-type="float" office:value="70315">
                <text:p>7031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8009">
                <text:p>18009</text:p>
              </table:table-cell>
              <table:table-cell office:value-type="float" office:value="36197">
                <text:p>36197</text:p>
              </table:table-cell>
              <table:table-cell office:value-type="float" office:value="71258">
                <text:p>7125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697">
                <text:p>16697</text:p>
              </table:table-cell>
              <table:table-cell office:value-type="float" office:value="35891">
                <text:p>35891</text:p>
              </table:table-cell>
              <table:table-cell office:value-type="float" office:value="72980">
                <text:p>7298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9670">
                <text:p>19670</text:p>
              </table:table-cell>
              <table:table-cell office:value-type="float" office:value="40196">
                <text:p>40196</text:p>
              </table:table-cell>
              <table:table-cell office:value-type="float" office:value="85844">
                <text:p>8584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95">
                <text:p>15695</text:p>
              </table:table-cell>
              <table:table-cell office:value-type="float" office:value="33735">
                <text:p>33735</text:p>
              </table:table-cell>
              <table:table-cell office:value-type="float" office:value="68552">
                <text:p>6855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4875">
                <text:p>14875</text:p>
              </table:table-cell>
              <table:table-cell office:value-type="float" office:value="38307">
                <text:p>38307</text:p>
              </table:table-cell>
              <table:table-cell office:value-type="float" office:value="79560">
                <text:p>7956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4098">
                <text:p>14098</text:p>
              </table:table-cell>
              <table:table-cell office:value-type="float" office:value="39312">
                <text:p>39312</text:p>
              </table:table-cell>
              <table:table-cell office:value-type="float" office:value="81649">
                <text:p>8164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362">
                <text:p>13362</text:p>
              </table:table-cell>
              <table:table-cell office:value-type="float" office:value="39787">
                <text:p>39787</text:p>
              </table:table-cell>
              <table:table-cell office:value-type="float" office:value="85158">
                <text:p>8515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2664">
                <text:p>12664</text:p>
              </table:table-cell>
              <table:table-cell office:value-type="float" office:value="40676">
                <text:p>40676</text:p>
              </table:table-cell>
              <table:table-cell office:value-type="float" office:value="88818">
                <text:p>8881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2003">
                <text:p>12003</text:p>
              </table:table-cell>
              <table:table-cell office:value-type="float" office:value="41082">
                <text:p>41082</text:p>
              </table:table-cell>
              <table:table-cell office:value-type="float" office:value="92636">
                <text:p>9263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1376">
                <text:p>11376</text:p>
              </table:table-cell>
              <table:table-cell office:value-type="float" office:value="42069">
                <text:p>42069</text:p>
              </table:table-cell>
              <table:table-cell office:value-type="float" office:value="96617">
                <text:p>9661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782">
                <text:p>10782</text:p>
              </table:table-cell>
              <table:table-cell office:value-type="float" office:value="43079">
                <text:p>43079</text:p>
              </table:table-cell>
              <table:table-cell office:value-type="float" office:value="100770">
                <text:p>1007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63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194.5">
                <text:p>10194.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311.3333333333">
                <text:p>1031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35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0525">
                <text:p>26.052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5.6766666666667">
                <text:p>25.6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1.81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7140182627927">
                <text:p>0.99714018262792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3697722148526">
                <text:p>0.95369772214852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3448064774763">
                <text:p>1.0344806477476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962441410966">
                <text:p>1.0396244141096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2115345756868">
                <text:p>0.97211534575686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0881060640994">
                <text:p>1.0088106064099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6521859816661">
                <text:p>1.06521859816661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3607997693924">
                <text:p>1.0360799769392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452293999932">
                <text:p>0.9845229399993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725222965595">
                <text:p>1.1072522296559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01906416046">
                <text:p>1.100190641604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518703072896">
                <text:p>1.0651870307289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8682922701099">
                <text:p>0.97868292270109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725222965595">
                <text:p>1.1072522296559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921725979233">
                <text:p>1.099217259792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790976390597">
                <text:p>1.0179097639059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8682922701099">
                <text:p>0.97868292270109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69781119421165">
                <text:p>0.96978111942116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310260472722">
                <text:p>0.97631026047272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079659869728">
                <text:p>1.1007965986972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3449563157315">
                <text:p>1.1344956315731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0949201011495">
                <text:p>1.0094920101149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926776310677">
                <text:p>1.0492677631067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473538029631">
                <text:p>1.0947353802963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080087079578">
                <text:p>1.0908008707957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392884976406">
                <text:p>1.0239288497640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05901082683">
                <text:p>1.0380590108268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534520460657">
                <text:p>1.0953452046065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9184726407051">
                <text:p>1.0918472640705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557405808182">
                <text:p>1.025574058081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59028186398">
                <text:p>1.05902818639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114982780946">
                <text:p>1.1311498278094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580741668072">
                <text:p>1.1458074166807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642816860669">
                <text:p>1.0964281686066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1350909910359">
                <text:p>1.2135090991035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842618876735">
                <text:p>1.188426188767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2335107097876">
                <text:p>1.1233510709787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259651900083">
                <text:p>1.1325965190008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8116689690193">
                <text:p>1.0811668969019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245748558673">
                <text:p>1.0824574855867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030498795734">
                <text:p>1.0403049879573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272703272461">
                <text:p>1.0427270327246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481210176407">
                <text:p>1.0748121017640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832371332963">
                <text:p>1.0783237133296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84144160763728">
                <text:p>0.98414416076372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5894072565804">
                <text:p>1.0589407256580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7597048533957">
                <text:p>1.0759704853395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5720192600364">
                <text:p>1.057201926003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2073764647529">
                <text:p>1.020737646475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3694983231336">
                <text:p>1.0369498323133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81245855097977">
                <text:p>0.98124585509797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65686964999373">
                <text:p>0.96568696499937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4567089524976">
                <text:p>0.945670895249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701140024242">
                <text:p>1.1670114002424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3173165320438">
                <text:p>1.0317316532043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281035579909">
                <text:p>1.0628103557990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10309598823777">
                <text:p>1.1030959882377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1891305184625">
                <text:p>1.1189130518462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150769256177">
                <text:p>1.0415076925617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65423903477">
                <text:p>1.096542390347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8598312996335">
                <text:p>1.0859831299633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8867466788439">
                <text:p>1.1886746678843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5582739343035">
                <text:p>1.0558273934303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7094500534293">
                <text:p>1.1709450053429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3512234597">
                <text:p>1.0351223459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5647592209543">
                <text:p>1.05647592209543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17370882383082">
                <text:p>1.1737088238308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25000166396365">
                <text:p>1.250001663963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21819211250896">
                <text:p>1.2181921125089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806197420173244">
                <text:p>0.80619742017324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7654830080983">
                <text:p>1.1765483008098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3333869390256">
                <text:p>1.1333386939025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8093634304916">
                <text:p>1.0809363430491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531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4467.75">
                <text:p>24467.7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581.6666666667">
                <text:p>2658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